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537" calcext:value-type="float">
            <text:p>0.035537</text:p>
          </table:table-cell>
          <table:table-cell office:value-type="float" office:value="0.037851" calcext:value-type="float">
            <text:p>0.037851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052132" calcext:value-type="float">
            <text:p>0.052132</text:p>
          </table:table-cell>
          <table:table-cell office:value-type="float" office:value="0.137124" calcext:value-type="float">
            <text:p>0.137124</text:p>
          </table:table-cell>
          <table:table-cell office:value-type="float" office:value="0.216066" calcext:value-type="float">
            <text:p>0.216066</text:p>
          </table:table-cell>
          <table:table-cell office:value-type="float" office:value="0.22281" calcext:value-type="float">
            <text:p>0.22281</text:p>
          </table:table-cell>
          <table:table-cell office:value-type="float" office:value="0.304694" calcext:value-type="float">
            <text:p>0.304694</text:p>
          </table:table-cell>
          <table:table-cell office:value-type="float" office:value="0.540926" calcext:value-type="float">
            <text:p>0.540926</text:p>
          </table:table-cell>
          <table:table-cell office:value-type="float" office:value="0.68486" calcext:value-type="float">
            <text:p>0.6848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293613" calcext:value-type="float">
            <text:p>0.2936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113554" calcext:value-type="float">
            <text:p>0.113554</text:p>
          </table:table-cell>
          <table:table-cell office:value-type="float" office:value="0.217421" calcext:value-type="float">
            <text:p>0.217421</text:p>
          </table:table-cell>
          <table:table-cell office:value-type="float" office:value="0.242579" calcext:value-type="float">
            <text:p>0.242579</text:p>
          </table:table-cell>
          <table:table-cell office:value-type="float" office:value="0.43286" calcext:value-type="float">
            <text:p>0.43286</text:p>
          </table:table-cell>
          <table:table-cell office:value-type="float" office:value="0.567868" calcext:value-type="float">
            <text:p>0.567868</text:p>
          </table:table-cell>
          <table:table-cell office:value-type="float" office:value="0.660364" calcext:value-type="float">
            <text:p>0.660364</text:p>
          </table:table-cell>
          <table:table-cell office:value-type="float" office:value="0.697091" calcext:value-type="float">
            <text:p>0.697091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503174" calcext:value-type="float">
            <text:p>0.5031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16714" calcext:value-type="float">
            <text:p>0.16714</text:p>
          </table:table-cell>
          <table:table-cell office:value-type="float" office:value="0.335868" calcext:value-type="float">
            <text:p>0.335868</text:p>
          </table:table-cell>
          <table:table-cell office:value-type="float" office:value="0.519901" calcext:value-type="float">
            <text:p>0.519901</text:p>
          </table:table-cell>
          <table:table-cell office:value-type="float" office:value="0.590248" calcext:value-type="float">
            <text:p>0.590248</text:p>
          </table:table-cell>
          <table:table-cell office:value-type="float" office:value="0.651537" calcext:value-type="float">
            <text:p>0.651537</text:p>
          </table:table-cell>
          <table:table-cell office:value-type="float" office:value="0.687471" calcext:value-type="float">
            <text:p>0.687471</text:p>
          </table:table-cell>
          <table:table-cell office:value-type="float" office:value="0.699405" calcext:value-type="float">
            <text:p>0.69940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575157" calcext:value-type="float">
            <text:p>0.5751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289884" calcext:value-type="float">
            <text:p>0.289884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0.613455" calcext:value-type="float">
            <text:p>0.613455</text:p>
          </table:table-cell>
          <table:table-cell office:value-type="float" office:value="0.659802" calcext:value-type="float">
            <text:p>0.659802</text:p>
          </table:table-cell>
          <table:table-cell office:value-type="float" office:value="0.691471" calcext:value-type="float">
            <text:p>0.691471</text:p>
          </table:table-cell>
          <table:table-cell office:value-type="float" office:value="0.699636" calcext:value-type="float">
            <text:p>0.69963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627372" calcext:value-type="float">
            <text:p>0.6273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6116" calcext:value-type="float">
            <text:p>0.066116</text:p>
          </table:table-cell>
          <table:table-cell office:value-type="float" office:value="0.321388" calcext:value-type="float">
            <text:p>0.321388</text:p>
          </table:table-cell>
          <table:table-cell office:value-type="float" office:value="0.549091" calcext:value-type="float">
            <text:p>0.549091</text:p>
          </table:table-cell>
          <table:table-cell office:value-type="float" office:value="0.646909" calcext:value-type="float">
            <text:p>0.646909</text:p>
          </table:table-cell>
          <table:table-cell office:value-type="float" office:value="0.676992" calcext:value-type="float">
            <text:p>0.676992</text:p>
          </table:table-cell>
          <table:table-cell office:value-type="float" office:value="0.694149" calcext:value-type="float">
            <text:p>0.694149</text:p>
          </table:table-cell>
          <table:table-cell office:value-type="float" office:value="0.699901" calcext:value-type="float">
            <text:p>0.69990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033" calcext:value-type="float">
            <text:p>0.700033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638846" calcext:value-type="float">
            <text:p>0.6388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255504" calcext:value-type="float">
            <text:p>0.255504</text:p>
          </table:table-cell>
          <table:table-cell office:value-type="float" office:value="0.54681" calcext:value-type="float">
            <text:p>0.54681</text:p>
          </table:table-cell>
          <table:table-cell office:value-type="float" office:value="0.651868" calcext:value-type="float">
            <text:p>0.651868</text:p>
          </table:table-cell>
          <table:table-cell office:value-type="float" office:value="0.683372" calcext:value-type="float">
            <text:p>0.683372</text:p>
          </table:table-cell>
          <table:table-cell office:value-type="float" office:value="0.694744" calcext:value-type="float">
            <text:p>0.694744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066" calcext:value-type="float">
            <text:p>0.700066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633236" calcext:value-type="float">
            <text:p>0.6332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0496" calcext:value-type="float">
            <text:p>0.040496</text:p>
          </table:table-cell>
          <table:table-cell office:value-type="float" office:value="0.328397" calcext:value-type="float">
            <text:p>0.328397</text:p>
          </table:table-cell>
          <table:table-cell office:value-type="float" office:value="0.616132" calcext:value-type="float">
            <text:p>0.616132</text:p>
          </table:table-cell>
          <table:table-cell office:value-type="float" office:value="0.674149" calcext:value-type="float">
            <text:p>0.674149</text:p>
          </table:table-cell>
          <table:table-cell office:value-type="float" office:value="0.691702" calcext:value-type="float">
            <text:p>0.691702</text:p>
          </table:table-cell>
          <table:table-cell office:value-type="float" office:value="0.699537" calcext:value-type="float">
            <text:p>0.699537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099" calcext:value-type="float">
            <text:p>0.700099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651002" calcext:value-type="float">
            <text:p>0.6510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0496" calcext:value-type="float">
            <text:p>0.040496</text:p>
          </table:table-cell>
          <table:table-cell office:value-type="float" office:value="0.452727" calcext:value-type="float">
            <text:p>0.452727</text:p>
          </table:table-cell>
          <table:table-cell office:value-type="float" office:value="0.634017" calcext:value-type="float">
            <text:p>0.634017</text:p>
          </table:table-cell>
          <table:table-cell office:value-type="float" office:value="0.681091" calcext:value-type="float">
            <text:p>0.681091</text:p>
          </table:table-cell>
          <table:table-cell office:value-type="float" office:value="0.696" calcext:value-type="float">
            <text:p>0.69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099" calcext:value-type="float">
            <text:p>0.700099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666393" calcext:value-type="float">
            <text:p>0.6663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457289" calcext:value-type="float">
            <text:p>0.457289</text:p>
          </table:table-cell>
          <table:table-cell office:value-type="float" office:value="0.648793" calcext:value-type="float">
            <text:p>0.648793</text:p>
          </table:table-cell>
          <table:table-cell office:value-type="float" office:value="0.687769" calcext:value-type="float">
            <text:p>0.687769</text:p>
          </table:table-cell>
          <table:table-cell office:value-type="float" office:value="0.699603" calcext:value-type="float">
            <text:p>0.69960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099" calcext:value-type="float">
            <text:p>0.700099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669355" calcext:value-type="float">
            <text:p>0.6693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207" calcext:value-type="float">
            <text:p>0.075207</text:p>
          </table:table-cell>
          <table:table-cell office:value-type="float" office:value="0.449653" calcext:value-type="float">
            <text:p>0.449653</text:p>
          </table:table-cell>
          <table:table-cell office:value-type="float" office:value="0.660562" calcext:value-type="float">
            <text:p>0.660562</text:p>
          </table:table-cell>
          <table:table-cell office:value-type="float" office:value="0.696066" calcext:value-type="float">
            <text:p>0.69606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231" calcext:value-type="float">
            <text:p>0.7002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70651" calcext:value-type="float">
            <text:p>0.6706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418446" calcext:value-type="float">
            <text:p>0.418446</text:p>
          </table:table-cell>
          <table:table-cell office:value-type="float" office:value="0.654248" calcext:value-type="float">
            <text:p>0.654248</text:p>
          </table:table-cell>
          <table:table-cell office:value-type="float" office:value="0.696959" calcext:value-type="float">
            <text:p>0.696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198" calcext:value-type="float">
            <text:p>0.700198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66985" calcext:value-type="float">
            <text:p>0.66698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6446" calcext:value-type="float">
            <text:p>0.226446</text:p>
          </table:table-cell>
          <table:table-cell office:value-type="float" office:value="0.510579" calcext:value-type="float">
            <text:p>0.510579</text:p>
          </table:table-cell>
          <table:table-cell office:value-type="float" office:value="0.66919" calcext:value-type="float">
            <text:p>0.66919</text:p>
          </table:table-cell>
          <table:table-cell office:value-type="float" office:value="0.699802" calcext:value-type="float">
            <text:p>0.69980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198" calcext:value-type="float">
            <text:p>0.700198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77977" calcext:value-type="float">
            <text:p>0.6779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0496" calcext:value-type="float">
            <text:p>0.040496</text:p>
          </table:table-cell>
          <table:table-cell office:value-type="float" office:value="0.423603" calcext:value-type="float">
            <text:p>0.423603</text:p>
          </table:table-cell>
          <table:table-cell office:value-type="float" office:value="0.665752" calcext:value-type="float">
            <text:p>0.665752</text:p>
          </table:table-cell>
          <table:table-cell office:value-type="float" office:value="0.69924" calcext:value-type="float">
            <text:p>0.6992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64" calcext:value-type="float">
            <text:p>0.700364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68896" calcext:value-type="float">
            <text:p>0.6688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439669" calcext:value-type="float">
            <text:p>0.439669</text:p>
          </table:table-cell>
          <table:table-cell office:value-type="float" office:value="0.668793" calcext:value-type="float">
            <text:p>0.668793</text:p>
          </table:table-cell>
          <table:table-cell office:value-type="float" office:value="0.699802" calcext:value-type="float">
            <text:p>0.69980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97" calcext:value-type="float">
            <text:p>0.700397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70866" calcext:value-type="float">
            <text:p>0.6708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55881" calcext:value-type="float">
            <text:p>0.55881</text:p>
          </table:table-cell>
          <table:table-cell office:value-type="float" office:value="0.693421" calcext:value-type="float">
            <text:p>0.6934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5256" calcext:value-type="float">
            <text:p>0.6852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450248" calcext:value-type="float">
            <text:p>0.450248</text:p>
          </table:table-cell>
          <table:table-cell office:value-type="float" office:value="0.680562" calcext:value-type="float">
            <text:p>0.68056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73114" calcext:value-type="float">
            <text:p>0.6731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5289" calcext:value-type="float">
            <text:p>0.065289</text:p>
          </table:table-cell>
          <table:table-cell office:value-type="float" office:value="0.525818" calcext:value-type="float">
            <text:p>0.525818</text:p>
          </table:table-cell>
          <table:table-cell office:value-type="float" office:value="0.695537" calcext:value-type="float">
            <text:p>0.69553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2169" calcext:value-type="float">
            <text:p>0.6821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1322" calcext:value-type="float">
            <text:p>0.041322</text:p>
          </table:table-cell>
          <table:table-cell office:value-type="float" office:value="0.478248" calcext:value-type="float">
            <text:p>0.478248</text:p>
          </table:table-cell>
          <table:table-cell office:value-type="float" office:value="0.681421" calcext:value-type="float">
            <text:p>0.681421</text:p>
          </table:table-cell>
          <table:table-cell office:value-type="float" office:value="0.699636" calcext:value-type="float">
            <text:p>0.69963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75964" calcext:value-type="float">
            <text:p>0.6759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4" calcext:value-type="float">
            <text:p>0.147934</text:p>
          </table:table-cell>
          <table:table-cell office:value-type="float" office:value="0.543207" calcext:value-type="float">
            <text:p>0.543207</text:p>
          </table:table-cell>
          <table:table-cell office:value-type="float" office:value="0.691273" calcext:value-type="float">
            <text:p>0.69127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3498" calcext:value-type="float">
            <text:p>0.68349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483207" calcext:value-type="float">
            <text:p>0.483207</text:p>
          </table:table-cell>
          <table:table-cell office:value-type="float" office:value="0.687339" calcext:value-type="float">
            <text:p>0.687339</text:p>
          </table:table-cell>
          <table:table-cell office:value-type="float" office:value="0.699769" calcext:value-type="float">
            <text:p>0.69976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77064" calcext:value-type="float">
            <text:p>0.6770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536893" calcext:value-type="float">
            <text:p>0.536893</text:p>
          </table:table-cell>
          <table:table-cell office:value-type="float" office:value="0.694942" calcext:value-type="float">
            <text:p>0.69494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3233" calcext:value-type="float">
            <text:p>0.68323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95041" calcext:value-type="float">
            <text:p>0.195041</text:p>
          </table:table-cell>
          <table:table-cell office:value-type="float" office:value="0.526314" calcext:value-type="float">
            <text:p>0.526314</text:p>
          </table:table-cell>
          <table:table-cell office:value-type="float" office:value="0.693322" calcext:value-type="float">
            <text:p>0.69332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562" calcext:value-type="float">
            <text:p>0.700562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202" calcext:value-type="float">
            <text:p>0.6820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95041" calcext:value-type="float">
            <text:p>0.195041</text:p>
          </table:table-cell>
          <table:table-cell office:value-type="float" office:value="0.578149" calcext:value-type="float">
            <text:p>0.578149</text:p>
          </table:table-cell>
          <table:table-cell office:value-type="float" office:value="0.698479" calcext:value-type="float">
            <text:p>0.69847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397" calcext:value-type="float">
            <text:p>0.700397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7702" calcext:value-type="float">
            <text:p>0.6877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87603" calcext:value-type="float">
            <text:p>0.287603</text:p>
          </table:table-cell>
          <table:table-cell office:value-type="float" office:value="0.53676" calcext:value-type="float">
            <text:p>0.53676</text:p>
          </table:table-cell>
          <table:table-cell office:value-type="float" office:value="0.681421" calcext:value-type="float">
            <text:p>0.6814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1851" calcext:value-type="float">
            <text:p>0.68185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596099" calcext:value-type="float">
            <text:p>0.596099</text:p>
          </table:table-cell>
          <table:table-cell office:value-type="float" office:value="0.692727" calcext:value-type="float">
            <text:p>0.69272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8916" calcext:value-type="float">
            <text:p>0.6889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584033" calcext:value-type="float">
            <text:p>0.584033</text:p>
          </table:table-cell>
          <table:table-cell office:value-type="float" office:value="0.686843" calcext:value-type="float">
            <text:p>0.68684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7121" calcext:value-type="float">
            <text:p>0.68712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79339" calcext:value-type="float">
            <text:p>0.279339</text:p>
          </table:table-cell>
          <table:table-cell office:value-type="float" office:value="0.58281" calcext:value-type="float">
            <text:p>0.58281</text:p>
          </table:table-cell>
          <table:table-cell office:value-type="float" office:value="0.687405" calcext:value-type="float">
            <text:p>0.68740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7071" calcext:value-type="float">
            <text:p>0.68707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3967" calcext:value-type="float">
            <text:p>0.223967</text:p>
          </table:table-cell>
          <table:table-cell office:value-type="float" office:value="0.608661" calcext:value-type="float">
            <text:p>0.608661</text:p>
          </table:table-cell>
          <table:table-cell office:value-type="float" office:value="0.695835" calcext:value-type="float">
            <text:p>0.695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0516" calcext:value-type="float">
            <text:p>0.6905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7686" calcext:value-type="float">
            <text:p>0.37686</text:p>
          </table:table-cell>
          <table:table-cell office:value-type="float" office:value="0.635736" calcext:value-type="float">
            <text:p>0.635736</text:p>
          </table:table-cell>
          <table:table-cell office:value-type="float" office:value="0.699603" calcext:value-type="float">
            <text:p>0.69960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595" calcext:value-type="float">
            <text:p>0.700595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3593" calcext:value-type="float">
            <text:p>0.69359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8264" calcext:value-type="float">
            <text:p>0.108264</text:p>
          </table:table-cell>
          <table:table-cell office:value-type="float" office:value="0.627702" calcext:value-type="float">
            <text:p>0.627702</text:p>
          </table:table-cell>
          <table:table-cell office:value-type="float" office:value="0.69881" calcext:value-type="float">
            <text:p>0.6988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2717" calcext:value-type="float">
            <text:p>0.6927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3636" calcext:value-type="float">
            <text:p>0.563636</text:p>
          </table:table-cell>
          <table:table-cell office:value-type="float" office:value="0.668562" calcext:value-type="float">
            <text:p>0.668562</text:p>
          </table:table-cell>
          <table:table-cell office:value-type="float" office:value="0.699967" calcext:value-type="float">
            <text:p>0.69996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6926" calcext:value-type="float">
            <text:p>0.6969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6116" calcext:value-type="float">
            <text:p>0.066116</text:p>
          </table:table-cell>
          <table:table-cell office:value-type="float" office:value="0.578876" calcext:value-type="float">
            <text:p>0.578876</text:p>
          </table:table-cell>
          <table:table-cell office:value-type="float" office:value="0.699636" calcext:value-type="float">
            <text:p>0.69963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87917" calcext:value-type="float">
            <text:p>0.68791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09917" calcext:value-type="float">
            <text:p>0.309917</text:p>
          </table:table-cell>
          <table:table-cell office:value-type="float" office:value="0.628165" calcext:value-type="float">
            <text:p>0.62816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76" calcext:value-type="float">
            <text:p>0.70076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2893" calcext:value-type="float">
            <text:p>0.69289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09917" calcext:value-type="float">
            <text:p>0.309917</text:p>
          </table:table-cell>
          <table:table-cell office:value-type="float" office:value="0.63038" calcext:value-type="float">
            <text:p>0.6303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3088" calcext:value-type="float">
            <text:p>0.69308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02479" calcext:value-type="float">
            <text:p>0.302479</text:p>
          </table:table-cell>
          <table:table-cell office:value-type="float" office:value="0.650446" calcext:value-type="float">
            <text:p>0.65044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28" calcext:value-type="float">
            <text:p>0.700628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5107" calcext:value-type="float">
            <text:p>0.69510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5124" calcext:value-type="float">
            <text:p>0.45124</text:p>
          </table:table-cell>
          <table:table-cell office:value-type="float" office:value="0.667769" calcext:value-type="float">
            <text:p>0.66776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28" calcext:value-type="float">
            <text:p>0.700628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684" calcext:value-type="float">
            <text:p>0.6968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1405" calcext:value-type="float">
            <text:p>0.331405</text:p>
          </table:table-cell>
          <table:table-cell office:value-type="float" office:value="0.662083" calcext:value-type="float">
            <text:p>0.6620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6258" calcext:value-type="float">
            <text:p>0.69625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6364" calcext:value-type="float">
            <text:p>0.6563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5686" calcext:value-type="float">
            <text:p>0.69568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8099" calcext:value-type="float">
            <text:p>0.328099</text:p>
          </table:table-cell>
          <table:table-cell office:value-type="float" office:value="0.647471" calcext:value-type="float">
            <text:p>0.64747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63" calcext:value-type="float">
            <text:p>0.700463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4793" calcext:value-type="float">
            <text:p>0.69479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10744" calcext:value-type="float">
            <text:p>0.510744</text:p>
          </table:table-cell>
          <table:table-cell office:value-type="float" office:value="0.673091" calcext:value-type="float">
            <text:p>0.6730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63" calcext:value-type="float">
            <text:p>0.700463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7355" calcext:value-type="float">
            <text:p>0.69735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86777" calcext:value-type="float">
            <text:p>0.386777</text:p>
          </table:table-cell>
          <table:table-cell office:value-type="float" office:value="0.662314" calcext:value-type="float">
            <text:p>0.66231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63" calcext:value-type="float">
            <text:p>0.700463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6278" calcext:value-type="float">
            <text:p>0.69627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03306" calcext:value-type="float">
            <text:p>0.303306</text:p>
          </table:table-cell>
          <table:table-cell office:value-type="float" office:value="0.666116" calcext:value-type="float">
            <text:p>0.66611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6645" calcext:value-type="float">
            <text:p>0.69664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71107" calcext:value-type="float">
            <text:p>0.6711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28" calcext:value-type="float">
            <text:p>0.700628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7174" calcext:value-type="float">
            <text:p>0.69717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76" calcext:value-type="float">
            <text:p>0.54876</text:p>
          </table:table-cell>
          <table:table-cell office:value-type="float" office:value="0.689521" calcext:value-type="float">
            <text:p>0.6895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8985" calcext:value-type="float">
            <text:p>0.69898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53719" calcext:value-type="float">
            <text:p>0.453719</text:p>
          </table:table-cell>
          <table:table-cell office:value-type="float" office:value="0.678116" calcext:value-type="float">
            <text:p>0.67811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364" calcext:value-type="float">
            <text:p>0.700364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7848" calcext:value-type="float">
            <text:p>0.69784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29752" calcext:value-type="float">
            <text:p>0.529752</text:p>
          </table:table-cell>
          <table:table-cell office:value-type="float" office:value="0.689884" calcext:value-type="float">
            <text:p>0.68988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9021" calcext:value-type="float">
            <text:p>0.69902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29752" calcext:value-type="float">
            <text:p>0.529752</text:p>
          </table:table-cell>
          <table:table-cell office:value-type="float" office:value="0.690612" calcext:value-type="float">
            <text:p>0.69061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9094" calcext:value-type="float">
            <text:p>0.69909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29752" calcext:value-type="float">
            <text:p>0.529752</text:p>
          </table:table-cell>
          <table:table-cell office:value-type="float" office:value="0.688397" calcext:value-type="float">
            <text:p>0.68839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8873" calcext:value-type="float">
            <text:p>0.69887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33884" calcext:value-type="float">
            <text:p>0.133884</text:p>
          </table:table-cell>
          <table:table-cell office:value-type="float" office:value="0.653521" calcext:value-type="float">
            <text:p>0.6535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5385" calcext:value-type="float">
            <text:p>0.69538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11769" calcext:value-type="float">
            <text:p>0.61176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121" calcext:value-type="float">
            <text:p>0.6912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6942" calcext:value-type="float">
            <text:p>0.666942</text:p>
          </table:table-cell>
          <table:table-cell office:value-type="float" office:value="0.697521" calcext:value-type="float">
            <text:p>0.6975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595" calcext:value-type="float">
            <text:p>0.700595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9812" calcext:value-type="float">
            <text:p>0.69981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677752" calcext:value-type="float">
            <text:p>0.67775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697825" calcext:value-type="float">
            <text:p>0.6978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63636" calcext:value-type="float">
            <text:p>0.263636</text:p>
          </table:table-cell>
          <table:table-cell office:value-type="float" office:value="0.68119" calcext:value-type="float">
            <text:p>0.681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595" calcext:value-type="float">
            <text:p>0.700595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98179" calcext:value-type="float">
            <text:p>0.69817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46281" calcext:value-type="float">
            <text:p>0.346281</text:p>
          </table:table-cell>
          <table:table-cell office:value-type="float" office:value="0.677455" calcext:value-type="float">
            <text:p>0.6774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3" calcext:value-type="float">
            <text:p>0.70043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97788" calcext:value-type="float">
            <text:p>0.69778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2397" calcext:value-type="float">
            <text:p>0.612397</text:p>
          </table:table-cell>
          <table:table-cell office:value-type="float" office:value="0.695107" calcext:value-type="float">
            <text:p>0.6951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9956" calcext:value-type="float">
            <text:p>0.6995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14876" calcext:value-type="float">
            <text:p>0.214876</text:p>
          </table:table-cell>
          <table:table-cell office:value-type="float" office:value="0.641587" calcext:value-type="float">
            <text:p>0.64158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94208" calcext:value-type="float">
            <text:p>0.69420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613653" calcext:value-type="float">
            <text:p>0.61365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91448" calcext:value-type="float">
            <text:p>0.69144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79339" calcext:value-type="float">
            <text:p>0.379339</text:p>
          </table:table-cell>
          <table:table-cell office:value-type="float" office:value="0.655702" calcext:value-type="float">
            <text:p>0.65570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95663" calcext:value-type="float">
            <text:p>0.69566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79339" calcext:value-type="float">
            <text:p>0.379339</text:p>
          </table:table-cell>
          <table:table-cell office:value-type="float" office:value="0.66757" calcext:value-type="float">
            <text:p>0.667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89" calcext:value-type="float">
            <text:p>0.701289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96886" calcext:value-type="float">
            <text:p>0.69688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00826" calcext:value-type="float">
            <text:p>0.300826</text:p>
          </table:table-cell>
          <table:table-cell office:value-type="float" office:value="0.669322" calcext:value-type="float">
            <text:p>0.66932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97147" calcext:value-type="float">
            <text:p>0.6971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5207" calcext:value-type="float">
            <text:p>0.075207</text:p>
          </table:table-cell>
          <table:table-cell office:value-type="float" office:value="0.629488" calcext:value-type="float">
            <text:p>0.62948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52" calcext:value-type="float">
            <text:p>0.701752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3124" calcext:value-type="float">
            <text:p>0.69312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.1</text:p>
          </table:table-cell>
          <table:table-cell office:value-type="float" office:value="0.616496" calcext:value-type="float">
            <text:p>0.61649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1749" calcext:value-type="float">
            <text:p>0.69174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592298" calcext:value-type="float">
            <text:p>0.59229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56" calcext:value-type="float">
            <text:p>0.701256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89355" calcext:value-type="float">
            <text:p>0.68935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45157" calcext:value-type="float">
            <text:p>0.6451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6" calcext:value-type="float">
            <text:p>0.70086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4602" calcext:value-type="float">
            <text:p>0.69460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35537" calcext:value-type="float">
            <text:p>0.135537</text:p>
          </table:table-cell>
          <table:table-cell office:value-type="float" office:value="0.639273" calcext:value-type="float">
            <text:p>0.6392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93" calcext:value-type="float">
            <text:p>0.700893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4017" calcext:value-type="float">
            <text:p>0.69401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575702" calcext:value-type="float">
            <text:p>0.57570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793" calcext:value-type="float">
            <text:p>0.700793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8765" calcext:value-type="float">
            <text:p>0.687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56995" calcext:value-type="float">
            <text:p>0.5699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25" calcext:value-type="float">
            <text:p>0.701025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87098" calcext:value-type="float">
            <text:p>0.68709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02479" calcext:value-type="float">
            <text:p>0.102479</text:p>
          </table:table-cell>
          <table:table-cell office:value-type="float" office:value="0.569818" calcext:value-type="float">
            <text:p>0.56981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59" calcext:value-type="float">
            <text:p>0.700959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87078" calcext:value-type="float">
            <text:p>0.68707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570314" calcext:value-type="float">
            <text:p>0.57031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59" calcext:value-type="float">
            <text:p>0.700959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87127" calcext:value-type="float">
            <text:p>0.68712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405" calcext:value-type="float">
            <text:p>0.61405</text:p>
          </table:table-cell>
          <table:table-cell office:value-type="float" office:value="0.693719" calcext:value-type="float">
            <text:p>0.6937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9464" calcext:value-type="float">
            <text:p>0.69946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57025" calcext:value-type="float">
            <text:p>0.257025</text:p>
          </table:table-cell>
          <table:table-cell office:value-type="float" office:value="0.662116" calcext:value-type="float">
            <text:p>0.66211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93" calcext:value-type="float">
            <text:p>0.700893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6301" calcext:value-type="float">
            <text:p>0.69630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47107" calcext:value-type="float">
            <text:p>0.047107</text:p>
          </table:table-cell>
          <table:table-cell office:value-type="float" office:value="0.652595" calcext:value-type="float">
            <text:p>0.65259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595" calcext:value-type="float">
            <text:p>0.700595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5319" calcext:value-type="float">
            <text:p>0.69531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55372" calcext:value-type="float">
            <text:p>0.655372</text:p>
          </table:table-cell>
          <table:table-cell office:value-type="float" office:value="0.696463" calcext:value-type="float">
            <text:p>0.69646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6" calcext:value-type="float">
            <text:p>0.70086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9732" calcext:value-type="float">
            <text:p>0.69973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5372" calcext:value-type="float">
            <text:p>0.655372</text:p>
          </table:table-cell>
          <table:table-cell office:value-type="float" office:value="0.696264" calcext:value-type="float">
            <text:p>0.6962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6" calcext:value-type="float">
            <text:p>0.70086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9712" calcext:value-type="float">
            <text:p>0.69971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80165" calcext:value-type="float">
            <text:p>0.580165</text:p>
          </table:table-cell>
          <table:table-cell office:value-type="float" office:value="0.688066" calcext:value-type="float">
            <text:p>0.68806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25" calcext:value-type="float">
            <text:p>0.701025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8909" calcext:value-type="float">
            <text:p>0.69890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96694" calcext:value-type="float">
            <text:p>0.696694</text:p>
          </table:table-cell>
          <table:table-cell office:value-type="float" office:value="0.699835" calcext:value-type="float">
            <text:p>0.69983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59" calcext:value-type="float">
            <text:p>0.700959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700079" calcext:value-type="float">
            <text:p>0.70007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78512" calcext:value-type="float">
            <text:p>0.678512</text:p>
          </table:table-cell>
          <table:table-cell office:value-type="float" office:value="0.698248" calcext:value-type="float">
            <text:p>0.69824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58" calcext:value-type="float">
            <text:p>0.701058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9931" calcext:value-type="float">
            <text:p>0.69993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81818" calcext:value-type="float">
            <text:p>0.581818</text:p>
          </table:table-cell>
          <table:table-cell office:value-type="float" office:value="0.690182" calcext:value-type="float">
            <text:p>0.69018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25" calcext:value-type="float">
            <text:p>0.701025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9121" calcext:value-type="float">
            <text:p>0.69912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04132" calcext:value-type="float">
            <text:p>0.104132</text:p>
          </table:table-cell>
          <table:table-cell office:value-type="float" office:value="0.670017" calcext:value-type="float">
            <text:p>0.6700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93" calcext:value-type="float">
            <text:p>0.700893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697091" calcext:value-type="float">
            <text:p>0.69709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86777" calcext:value-type="float">
            <text:p>0.686777</text:p>
          </table:table-cell>
          <table:table-cell office:value-type="float" office:value="0.699471" calcext:value-type="float">
            <text:p>0.69947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3" calcext:value-type="float">
            <text:p>0.701223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069" calcext:value-type="float">
            <text:p>0.70006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67769" calcext:value-type="float">
            <text:p>0.567769</text:p>
          </table:table-cell>
          <table:table-cell office:value-type="float" office:value="0.689752" calcext:value-type="float">
            <text:p>0.68975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25" calcext:value-type="float">
            <text:p>0.701025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078" calcext:value-type="float">
            <text:p>0.69907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44628" calcext:value-type="float">
            <text:p>0.444628</text:p>
          </table:table-cell>
          <table:table-cell office:value-type="float" office:value="0.685421" calcext:value-type="float">
            <text:p>0.6854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25" calcext:value-type="float">
            <text:p>0.701025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8645" calcext:value-type="float">
            <text:p>0.69864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57851" calcext:value-type="float">
            <text:p>0.157851</text:p>
          </table:table-cell>
          <table:table-cell office:value-type="float" office:value="0.670248" calcext:value-type="float">
            <text:p>0.67024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59" calcext:value-type="float">
            <text:p>0.700959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7121" calcext:value-type="float">
            <text:p>0.6971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59504" calcext:value-type="float">
            <text:p>0.559504</text:p>
          </table:table-cell>
          <table:table-cell office:value-type="float" office:value="0.692496" calcext:value-type="float">
            <text:p>0.69249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59" calcext:value-type="float">
            <text:p>0.700959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345" calcext:value-type="float">
            <text:p>0.6993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59504" calcext:value-type="float">
            <text:p>0.559504</text:p>
          </table:table-cell>
          <table:table-cell office:value-type="float" office:value="0.69243" calcext:value-type="float">
            <text:p>0.692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336" calcext:value-type="float">
            <text:p>0.69933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59504" calcext:value-type="float">
            <text:p>0.559504</text:p>
          </table:table-cell>
          <table:table-cell office:value-type="float" office:value="0.693091" calcext:value-type="float">
            <text:p>0.6930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56" calcext:value-type="float">
            <text:p>0.70125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435" calcext:value-type="float">
            <text:p>0.69943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59504" calcext:value-type="float">
            <text:p>0.559504</text:p>
          </table:table-cell>
          <table:table-cell office:value-type="float" office:value="0.692033" calcext:value-type="float">
            <text:p>0.69203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296" calcext:value-type="float">
            <text:p>0.69929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5319" calcext:value-type="float">
            <text:p>0.653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5412" calcext:value-type="float">
            <text:p>0.6954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40496" calcext:value-type="float">
            <text:p>0.540496</text:p>
          </table:table-cell>
          <table:table-cell office:value-type="float" office:value="0.690942" calcext:value-type="float">
            <text:p>0.69094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187" calcext:value-type="float">
            <text:p>0.69918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696066" calcext:value-type="float">
            <text:p>0.69606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699" calcext:value-type="float">
            <text:p>0.699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5702" calcext:value-type="float">
            <text:p>0.115702</text:p>
          </table:table-cell>
          <table:table-cell office:value-type="float" office:value="0.676264" calcext:value-type="float">
            <text:p>0.6762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7719" calcext:value-type="float">
            <text:p>0.69771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093" calcext:value-type="float">
            <text:p>0.70009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093" calcext:value-type="float">
            <text:p>0.70009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093" calcext:value-type="float">
            <text:p>0.7000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87603" calcext:value-type="float">
            <text:p>0.287603</text:p>
          </table:table-cell>
          <table:table-cell office:value-type="float" office:value="0.68086" calcext:value-type="float">
            <text:p>0.6808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8179" calcext:value-type="float">
            <text:p>0.69817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70876" calcext:value-type="float">
            <text:p>0.67087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718" calcext:value-type="float">
            <text:p>0.6971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093" calcext:value-type="float">
            <text:p>0.70009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116" calcext:value-type="float">
            <text:p>0.70011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116" calcext:value-type="float">
            <text:p>0.70011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73521" calcext:value-type="float">
            <text:p>0.6735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7445" calcext:value-type="float">
            <text:p>0.6974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093" calcext:value-type="float">
            <text:p>0.70009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29752" calcext:value-type="float">
            <text:p>0.129752</text:p>
          </table:table-cell>
          <table:table-cell office:value-type="float" office:value="0.676099" calcext:value-type="float">
            <text:p>0.67609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7702" calcext:value-type="float">
            <text:p>0.6977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0.698909" calcext:value-type="float">
            <text:p>0.69890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983" calcext:value-type="float">
            <text:p>0.69998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0.697785" calcext:value-type="float">
            <text:p>0.69778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871" calcext:value-type="float">
            <text:p>0.69987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7355" calcext:value-type="float">
            <text:p>0.617355</text:p>
          </table:table-cell>
          <table:table-cell office:value-type="float" office:value="0.694215" calcext:value-type="float">
            <text:p>0.69421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91" calcext:value-type="float">
            <text:p>0.701091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531" calcext:value-type="float">
            <text:p>0.69953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39669" calcext:value-type="float">
            <text:p>0.539669</text:p>
          </table:table-cell>
          <table:table-cell office:value-type="float" office:value="0.686843" calcext:value-type="float">
            <text:p>0.6868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8777" calcext:value-type="float">
            <text:p>0.69877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38843" calcext:value-type="float">
            <text:p>0.638843</text:p>
          </table:table-cell>
          <table:table-cell office:value-type="float" office:value="0.696926" calcext:value-type="float">
            <text:p>0.69692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59" calcext:value-type="float">
            <text:p>0.700959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788" calcext:value-type="float">
            <text:p>0.69978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38843" calcext:value-type="float">
            <text:p>0.638843</text:p>
          </table:table-cell>
          <table:table-cell office:value-type="float" office:value="0.694512" calcext:value-type="float">
            <text:p>0.69451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91" calcext:value-type="float">
            <text:p>0.701091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56" calcext:value-type="float">
            <text:p>0.6995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80893" calcext:value-type="float">
            <text:p>0.68089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388" calcext:value-type="float">
            <text:p>0.701388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8228" calcext:value-type="float">
            <text:p>0.69822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77752" calcext:value-type="float">
            <text:p>0.67775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7868" calcext:value-type="float">
            <text:p>0.69786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86314" calcext:value-type="float">
            <text:p>0.68631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8747" calcext:value-type="float">
            <text:p>0.69874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89686" calcext:value-type="float">
            <text:p>0.68968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061" calcext:value-type="float">
            <text:p>0.69906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71702" calcext:value-type="float">
            <text:p>0.67170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7263" calcext:value-type="float">
            <text:p>0.69726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05785" calcext:value-type="float">
            <text:p>0.505785</text:p>
          </table:table-cell>
          <table:table-cell office:value-type="float" office:value="0.680364" calcext:value-type="float">
            <text:p>0.6803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52" calcext:value-type="float">
            <text:p>0.701752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8212" calcext:value-type="float">
            <text:p>0.69821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05785" calcext:value-type="float">
            <text:p>0.505785</text:p>
          </table:table-cell>
          <table:table-cell office:value-type="float" office:value="0.680893" calcext:value-type="float">
            <text:p>0.68089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083" calcext:value-type="float">
            <text:p>0.702083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8298" calcext:value-type="float">
            <text:p>0.69829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47934" calcext:value-type="float">
            <text:p>0.647934</text:p>
          </table:table-cell>
          <table:table-cell office:value-type="float" office:value="0.696165" calcext:value-type="float">
            <text:p>0.69616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355" calcext:value-type="float">
            <text:p>0.701355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752" calcext:value-type="float">
            <text:p>0.69975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76033" calcext:value-type="float">
            <text:p>0.676033</text:p>
          </table:table-cell>
          <table:table-cell office:value-type="float" office:value="0.698975" calcext:value-type="float">
            <text:p>0.69897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24" calcext:value-type="float">
            <text:p>0.701124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01" calcext:value-type="float">
            <text:p>0.7000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86777" calcext:value-type="float">
            <text:p>0.686777</text:p>
          </table:table-cell>
          <table:table-cell office:value-type="float" office:value="0.699471" calcext:value-type="float">
            <text:p>0.69947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24" calcext:value-type="float">
            <text:p>0.701124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06" calcext:value-type="float">
            <text:p>0.7000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696198" calcext:value-type="float">
            <text:p>0.69619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3" calcext:value-type="float">
            <text:p>0.701223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742" calcext:value-type="float">
            <text:p>0.69974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698744" calcext:value-type="float">
            <text:p>0.69874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24" calcext:value-type="float">
            <text:p>0.701124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987" calcext:value-type="float">
            <text:p>0.6999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69838" calcext:value-type="float">
            <text:p>0.6983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91" calcext:value-type="float">
            <text:p>0.701091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947" calcext:value-type="float">
            <text:p>0.69994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093" calcext:value-type="float">
            <text:p>0.70009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91736" calcext:value-type="float">
            <text:p>0.691736</text:p>
          </table:table-cell>
          <table:table-cell office:value-type="float" office:value="0.699669" calcext:value-type="float">
            <text:p>0.69966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2" calcext:value-type="float">
            <text:p>0.70162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700129" calcext:value-type="float">
            <text:p>0.70012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28099" calcext:value-type="float">
            <text:p>0.628099</text:p>
          </table:table-cell>
          <table:table-cell office:value-type="float" office:value="0.694876" calcext:value-type="float">
            <text:p>0.69487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884" calcext:value-type="float">
            <text:p>0.701884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676" calcext:value-type="float">
            <text:p>0.69967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28099" calcext:value-type="float">
            <text:p>0.628099</text:p>
          </table:table-cell>
          <table:table-cell office:value-type="float" office:value="0.695835" calcext:value-type="float">
            <text:p>0.69583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85" calcext:value-type="float">
            <text:p>0.701785</text:p>
          </table:table-cell>
          <table:table-cell office:value-type="float" office:value="0.71157" calcext:value-type="float">
            <text:p>0.71157</text:p>
          </table:table-cell>
          <table:table-cell office:value-type="float" office:value="0.699762" calcext:value-type="float">
            <text:p>0.69976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28099" calcext:value-type="float">
            <text:p>0.628099</text:p>
          </table:table-cell>
          <table:table-cell office:value-type="float" office:value="0.695835" calcext:value-type="float">
            <text:p>0.69583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83" calcext:value-type="float">
            <text:p>0.701983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9782" calcext:value-type="float">
            <text:p>0.69978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06612" calcext:value-type="float">
            <text:p>0.306612</text:p>
          </table:table-cell>
          <table:table-cell office:value-type="float" office:value="0.680397" calcext:value-type="float">
            <text:p>0.68039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192" calcext:value-type="float">
            <text:p>0.69819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86909" calcext:value-type="float">
            <text:p>0.68690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843" calcext:value-type="float">
            <text:p>0.69884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85157" calcext:value-type="float">
            <text:p>0.6851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668" calcext:value-type="float">
            <text:p>0.69866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84661" calcext:value-type="float">
            <text:p>0.68466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618" calcext:value-type="float">
            <text:p>0.69861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53719" calcext:value-type="float">
            <text:p>0.353719</text:p>
          </table:table-cell>
          <table:table-cell office:value-type="float" office:value="0.659041" calcext:value-type="float">
            <text:p>0.65904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6003" calcext:value-type="float">
            <text:p>0.69600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76033" calcext:value-type="float">
            <text:p>0.376033</text:p>
          </table:table-cell>
          <table:table-cell office:value-type="float" office:value="0.664331" calcext:value-type="float">
            <text:p>0.66433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6532" calcext:value-type="float">
            <text:p>0.69653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85124" calcext:value-type="float">
            <text:p>0.6851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612" calcext:value-type="float">
            <text:p>0.69861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84264" calcext:value-type="float">
            <text:p>0.6842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58" calcext:value-type="float">
            <text:p>0.701058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532" calcext:value-type="float">
            <text:p>0.69853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67769" calcext:value-type="float">
            <text:p>0.667769</text:p>
          </table:table-cell>
          <table:table-cell office:value-type="float" office:value="0.696397" calcext:value-type="float">
            <text:p>0.69639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87" calcext:value-type="float">
            <text:p>0.701587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9798" calcext:value-type="float">
            <text:p>0.69979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61983" calcext:value-type="float">
            <text:p>0.261983</text:p>
          </table:table-cell>
          <table:table-cell office:value-type="float" office:value="0.673421" calcext:value-type="float">
            <text:p>0.6734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58" calcext:value-type="float">
            <text:p>0.701058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7448" calcext:value-type="float">
            <text:p>0.69744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90083" calcext:value-type="float">
            <text:p>0.490083</text:p>
          </table:table-cell>
          <table:table-cell office:value-type="float" office:value="0.681091" calcext:value-type="float">
            <text:p>0.6810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58" calcext:value-type="float">
            <text:p>0.701058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215" calcext:value-type="float">
            <text:p>0.69821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38017" calcext:value-type="float">
            <text:p>0.238017</text:p>
          </table:table-cell>
          <table:table-cell office:value-type="float" office:value="0.674083" calcext:value-type="float">
            <text:p>0.6740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58" calcext:value-type="float">
            <text:p>0.701058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7514" calcext:value-type="float">
            <text:p>0.69751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38017" calcext:value-type="float">
            <text:p>0.538017</text:p>
          </table:table-cell>
          <table:table-cell office:value-type="float" office:value="0.687273" calcext:value-type="float">
            <text:p>0.6872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455" calcext:value-type="float">
            <text:p>0.701455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873" calcext:value-type="float">
            <text:p>0.69887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38017" calcext:value-type="float">
            <text:p>0.538017</text:p>
          </table:table-cell>
          <table:table-cell office:value-type="float" office:value="0.687868" calcext:value-type="float">
            <text:p>0.68786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87" calcext:value-type="float">
            <text:p>0.701587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945" calcext:value-type="float">
            <text:p>0.69894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76033" calcext:value-type="float">
            <text:p>0.676033</text:p>
          </table:table-cell>
          <table:table-cell office:value-type="float" office:value="0.697587" calcext:value-type="float">
            <text:p>0.69758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87" calcext:value-type="float">
            <text:p>0.701587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9917" calcext:value-type="float">
            <text:p>0.69991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0.667967" calcext:value-type="float">
            <text:p>0.66796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3" calcext:value-type="float">
            <text:p>0.701223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6919" calcext:value-type="float">
            <text:p>0.69691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47107" calcext:value-type="float">
            <text:p>0.247107</text:p>
          </table:table-cell>
          <table:table-cell office:value-type="float" office:value="0.68043" calcext:value-type="float">
            <text:p>0.680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58" calcext:value-type="float">
            <text:p>0.701058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149" calcext:value-type="float">
            <text:p>0.69814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70248" calcext:value-type="float">
            <text:p>0.670248</text:p>
          </table:table-cell>
          <table:table-cell office:value-type="float" office:value="0.697917" calcext:value-type="float">
            <text:p>0.6979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58" calcext:value-type="float">
            <text:p>0.701058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9898" calcext:value-type="float">
            <text:p>0.69989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87603" calcext:value-type="float">
            <text:p>0.687603</text:p>
          </table:table-cell>
          <table:table-cell office:value-type="float" office:value="0.698975" calcext:value-type="float">
            <text:p>0.69897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58" calcext:value-type="float">
            <text:p>0.701058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700003" calcext:value-type="float">
            <text:p>0.70000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68595" calcext:value-type="float">
            <text:p>0.468595</text:p>
          </table:table-cell>
          <table:table-cell office:value-type="float" office:value="0.68843" calcext:value-type="float">
            <text:p>0.688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355" calcext:value-type="float">
            <text:p>0.701355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8979" calcext:value-type="float">
            <text:p>0.69897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698446" calcext:value-type="float">
            <text:p>0.69844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3" calcext:value-type="float">
            <text:p>0.701223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9967" calcext:value-type="float">
            <text:p>0.69996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76033" calcext:value-type="float">
            <text:p>0.676033</text:p>
          </table:table-cell>
          <table:table-cell office:value-type="float" office:value="0.698579" calcext:value-type="float">
            <text:p>0.69857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3" calcext:value-type="float">
            <text:p>0.701223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998" calcext:value-type="float">
            <text:p>0.6999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91736" calcext:value-type="float">
            <text:p>0.691736</text:p>
          </table:table-cell>
          <table:table-cell office:value-type="float" office:value="0.699074" calcext:value-type="float">
            <text:p>0.69907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3" calcext:value-type="float">
            <text:p>0.701223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70003" calcext:value-type="float">
            <text:p>0.7000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91736" calcext:value-type="float">
            <text:p>0.691736</text:p>
          </table:table-cell>
          <table:table-cell office:value-type="float" office:value="0.699405" calcext:value-type="float">
            <text:p>0.69940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87" calcext:value-type="float">
            <text:p>0.701587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700099" calcext:value-type="float">
            <text:p>0.7000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82645" calcext:value-type="float">
            <text:p>0.682645</text:p>
          </table:table-cell>
          <table:table-cell office:value-type="float" office:value="0.699041" calcext:value-type="float">
            <text:p>0.69904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9" calcext:value-type="float">
            <text:p>0.70119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700023" calcext:value-type="float">
            <text:p>0.70002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76033" calcext:value-type="float">
            <text:p>0.676033</text:p>
          </table:table-cell>
          <table:table-cell office:value-type="float" office:value="0.697124" calcext:value-type="float">
            <text:p>0.6971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9" calcext:value-type="float">
            <text:p>0.70119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9831" calcext:value-type="float">
            <text:p>0.69983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28099" calcext:value-type="float">
            <text:p>0.628099</text:p>
          </table:table-cell>
          <table:table-cell office:value-type="float" office:value="0.695636" calcext:value-type="float">
            <text:p>0.69563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58" calcext:value-type="float">
            <text:p>0.701058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699669" calcext:value-type="float">
            <text:p>0.69966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28099" calcext:value-type="float">
            <text:p>0.628099</text:p>
          </table:table-cell>
          <table:table-cell office:value-type="float" office:value="0.697124" calcext:value-type="float">
            <text:p>0.6971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79" calcext:value-type="float">
            <text:p>0.702579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97" calcext:value-type="float">
            <text:p>0.6999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205" calcext:value-type="float">
            <text:p>0.70205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205" calcext:value-type="float">
            <text:p>0.70020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289" calcext:value-type="float">
            <text:p>0.701289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29" calcext:value-type="float">
            <text:p>0.70012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46281" calcext:value-type="float">
            <text:p>0.646281</text:p>
          </table:table-cell>
          <table:table-cell office:value-type="float" office:value="0.697851" calcext:value-type="float">
            <text:p>0.69785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937" calcext:value-type="float">
            <text:p>0.69993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97521" calcext:value-type="float">
            <text:p>0.697521</text:p>
          </table:table-cell>
          <table:table-cell office:value-type="float" office:value="0.699901" calcext:value-type="float">
            <text:p>0.69990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562" calcext:value-type="float">
            <text:p>0.704562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446" calcext:value-type="float">
            <text:p>0.70044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22314" calcext:value-type="float">
            <text:p>0.622314</text:p>
          </table:table-cell>
          <table:table-cell office:value-type="float" office:value="0.696793" calcext:value-type="float">
            <text:p>0.69679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81" calcext:value-type="float">
            <text:p>0.70228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907" calcext:value-type="float">
            <text:p>0.69990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32231" calcext:value-type="float">
            <text:p>0.232231</text:p>
          </table:table-cell>
          <table:table-cell office:value-type="float" office:value="0.671603" calcext:value-type="float">
            <text:p>0.67160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17" calcext:value-type="float">
            <text:p>0.701917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7352" calcext:value-type="float">
            <text:p>0.69735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22314" calcext:value-type="float">
            <text:p>0.622314</text:p>
          </table:table-cell>
          <table:table-cell office:value-type="float" office:value="0.695372" calcext:value-type="float">
            <text:p>0.69537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86" calcext:value-type="float">
            <text:p>0.701686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706" calcext:value-type="float">
            <text:p>0.69970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61983" calcext:value-type="float">
            <text:p>0.661983</text:p>
          </table:table-cell>
          <table:table-cell office:value-type="float" office:value="0.698479" calcext:value-type="float">
            <text:p>0.69847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52" calcext:value-type="float">
            <text:p>0.70015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52" calcext:value-type="float">
            <text:p>0.70015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02479" calcext:value-type="float">
            <text:p>0.602479</text:p>
          </table:table-cell>
          <table:table-cell office:value-type="float" office:value="0.695636" calcext:value-type="float">
            <text:p>0.69563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716" calcext:value-type="float">
            <text:p>0.69971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02479" calcext:value-type="float">
            <text:p>0.602479</text:p>
          </table:table-cell>
          <table:table-cell office:value-type="float" office:value="0.696099" calcext:value-type="float">
            <text:p>0.69609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762" calcext:value-type="float">
            <text:p>0.6997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697091" calcext:value-type="float">
            <text:p>0.6970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861" calcext:value-type="float">
            <text:p>0.69986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686" calcext:value-type="float">
            <text:p>0.701686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69" calcext:value-type="float">
            <text:p>0.70016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52" calcext:value-type="float">
            <text:p>0.70015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28099" calcext:value-type="float">
            <text:p>0.628099</text:p>
          </table:table-cell>
          <table:table-cell office:value-type="float" office:value="0.695041" calcext:value-type="float">
            <text:p>0.69504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656" calcext:value-type="float">
            <text:p>0.69965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82645" calcext:value-type="float">
            <text:p>0.582645</text:p>
          </table:table-cell>
          <table:table-cell office:value-type="float" office:value="0.695306" calcext:value-type="float">
            <text:p>0.69530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683" calcext:value-type="float">
            <text:p>0.69968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52" calcext:value-type="float">
            <text:p>0.70015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851" calcext:value-type="float">
            <text:p>0.70185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85" calcext:value-type="float">
            <text:p>0.700185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52" calcext:value-type="float">
            <text:p>0.70015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0413" calcext:value-type="float">
            <text:p>0.050413</text:p>
          </table:table-cell>
          <table:table-cell office:value-type="float" office:value="0.674017" calcext:value-type="float">
            <text:p>0.6740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7554" calcext:value-type="float">
            <text:p>0.69755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40496" calcext:value-type="float">
            <text:p>0.140496</text:p>
          </table:table-cell>
          <table:table-cell office:value-type="float" office:value="0.67762" calcext:value-type="float">
            <text:p>0.6776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45" calcext:value-type="float">
            <text:p>0.702545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8017" calcext:value-type="float">
            <text:p>0.69801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2281" calcext:value-type="float">
            <text:p>0.70228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228" calcext:value-type="float">
            <text:p>0.70022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2281" calcext:value-type="float">
            <text:p>0.70228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228" calcext:value-type="float">
            <text:p>0.70022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2678" calcext:value-type="float">
            <text:p>0.702678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268" calcext:value-type="float">
            <text:p>0.70026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76033" calcext:value-type="float">
            <text:p>0.676033</text:p>
          </table:table-cell>
          <table:table-cell office:value-type="float" office:value="0.699041" calcext:value-type="float">
            <text:p>0.69904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056" calcext:value-type="float">
            <text:p>0.70005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76033" calcext:value-type="float">
            <text:p>0.676033</text:p>
          </table:table-cell>
          <table:table-cell office:value-type="float" office:value="0.698975" calcext:value-type="float">
            <text:p>0.69897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05" calcext:value-type="float">
            <text:p>0.7000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98347" calcext:value-type="float">
            <text:p>0.698347</text:p>
          </table:table-cell>
          <table:table-cell office:value-type="float" office:value="0.699934" calcext:value-type="float">
            <text:p>0.6999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45" calcext:value-type="float">
            <text:p>0.70014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52" calcext:value-type="float">
            <text:p>0.70015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76033" calcext:value-type="float">
            <text:p>0.676033</text:p>
          </table:table-cell>
          <table:table-cell office:value-type="float" office:value="0.699041" calcext:value-type="float">
            <text:p>0.69904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17" calcext:value-type="float">
            <text:p>0.701917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096" calcext:value-type="float">
            <text:p>0.70009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76033" calcext:value-type="float">
            <text:p>0.676033</text:p>
          </table:table-cell>
          <table:table-cell office:value-type="float" office:value="0.699041" calcext:value-type="float">
            <text:p>0.69904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056" calcext:value-type="float">
            <text:p>0.70005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76033" calcext:value-type="float">
            <text:p>0.676033</text:p>
          </table:table-cell>
          <table:table-cell office:value-type="float" office:value="0.697686" calcext:value-type="float">
            <text:p>0.69768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921" calcext:value-type="float">
            <text:p>0.69992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71372" calcext:value-type="float">
            <text:p>0.67137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7289" calcext:value-type="float">
            <text:p>0.69728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5702" calcext:value-type="float">
            <text:p>0.615702</text:p>
          </table:table-cell>
          <table:table-cell office:value-type="float" office:value="0.695835" calcext:value-type="float">
            <text:p>0.69583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736" calcext:value-type="float">
            <text:p>0.69973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92562" calcext:value-type="float">
            <text:p>0.592562</text:p>
          </table:table-cell>
          <table:table-cell office:value-type="float" office:value="0.695306" calcext:value-type="float">
            <text:p>0.69530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683" calcext:value-type="float">
            <text:p>0.69968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90083" calcext:value-type="float">
            <text:p>0.690083</text:p>
          </table:table-cell>
          <table:table-cell office:value-type="float" office:value="0.699603" calcext:value-type="float">
            <text:p>0.69960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12" calcext:value-type="float">
            <text:p>0.70011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41322" calcext:value-type="float">
            <text:p>0.341322</text:p>
          </table:table-cell>
          <table:table-cell office:value-type="float" office:value="0.685653" calcext:value-type="float">
            <text:p>0.68565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17" calcext:value-type="float">
            <text:p>0.701917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8757" calcext:value-type="float">
            <text:p>0.69875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41322" calcext:value-type="float">
            <text:p>0.341322</text:p>
          </table:table-cell>
          <table:table-cell office:value-type="float" office:value="0.666248" calcext:value-type="float">
            <text:p>0.66624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17" calcext:value-type="float">
            <text:p>0.701917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6817" calcext:value-type="float">
            <text:p>0.69681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52" calcext:value-type="float">
            <text:p>0.70015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28926" calcext:value-type="float">
            <text:p>0.628926</text:p>
          </table:table-cell>
          <table:table-cell office:value-type="float" office:value="0.697157" calcext:value-type="float">
            <text:p>0.6971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868" calcext:value-type="float">
            <text:p>0.69986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28926" calcext:value-type="float">
            <text:p>0.628926</text:p>
          </table:table-cell>
          <table:table-cell office:value-type="float" office:value="0.697157" calcext:value-type="float">
            <text:p>0.6971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9868" calcext:value-type="float">
            <text:p>0.69986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521" calcext:value-type="float">
            <text:p>0.70152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52" calcext:value-type="float">
            <text:p>0.70015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67769" calcext:value-type="float">
            <text:p>0.667769</text:p>
          </table:table-cell>
          <table:table-cell office:value-type="float" office:value="0.698711" calcext:value-type="float">
            <text:p>0.69871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81" calcext:value-type="float">
            <text:p>0.70228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099" calcext:value-type="float">
            <text:p>0.70009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2281" calcext:value-type="float">
            <text:p>0.70228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228" calcext:value-type="float">
            <text:p>0.70022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917" calcext:value-type="float">
            <text:p>0.701917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92" calcext:value-type="float">
            <text:p>0.70019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 office:value-type="float" office:value="0.7" calcext:value-type="float">
            <text:p>0.7</text:p>
          </table:table-cell>
          <table:table-cell office:value-type="float" office:value="0.701917" calcext:value-type="float">
            <text:p>0.701917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700192" calcext:value-type="float">
            <text:p>0.7001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3:44:07.213175731</dc:date>
    <meta:editing-duration>PT1M23S</meta:editing-duration>
    <meta:editing-cycles>1</meta:editing-cycles>
    <meta:generator>LibreOffice/7.6.2.1$MacOSX_AARCH64 LibreOffice_project/56f7684011345957bbf33a7ee678afaf4d2ba333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201 accuracy.C1:accuracy.N201" chart:data-source-has-labels="both" svg:x="1.427cm" svg:y="0.251cm" svg:width="17.692cm" svg:height="11.118cm">
          <chart:coordinate-region svg:x="2.178cm" svg:y="0.452cm" svg:width="16.941cm" svg:height="9.9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037851">
                <text:p>0.037851</text:p>
                <draw:g>
                  <svg:desc>accuracy.C2:accuracy.C201</svg:desc>
                </draw:g>
              </table:table-cell>
              <table:table-cell office:value-type="float" office:value="0.039669">
                <text:p>0.039669</text:p>
                <draw:g>
                  <svg:desc>accuracy.D2:accuracy.D201</svg:desc>
                </draw:g>
              </table:table-cell>
              <table:table-cell office:value-type="float" office:value="0.052132">
                <text:p>0.052132</text:p>
                <draw:g>
                  <svg:desc>accuracy.E2:accuracy.E201</svg:desc>
                </draw:g>
              </table:table-cell>
              <table:table-cell office:value-type="float" office:value="0.137124">
                <text:p>0.137124</text:p>
                <draw:g>
                  <svg:desc>accuracy.F2:accuracy.F201</svg:desc>
                </draw:g>
              </table:table-cell>
              <table:table-cell office:value-type="float" office:value="0.216066">
                <text:p>0.216066</text:p>
                <draw:g>
                  <svg:desc>accuracy.G2:accuracy.G201</svg:desc>
                </draw:g>
              </table:table-cell>
              <table:table-cell office:value-type="float" office:value="0.22281">
                <text:p>0.22281</text:p>
                <draw:g>
                  <svg:desc>accuracy.H2:accuracy.H201</svg:desc>
                </draw:g>
              </table:table-cell>
              <table:table-cell office:value-type="float" office:value="0.304694">
                <text:p>0.304694</text:p>
                <draw:g>
                  <svg:desc>accuracy.I2:accuracy.I201</svg:desc>
                </draw:g>
              </table:table-cell>
              <table:table-cell office:value-type="float" office:value="0.540926">
                <text:p>0.540926</text:p>
                <draw:g>
                  <svg:desc>accuracy.J2:accuracy.J201</svg:desc>
                </draw:g>
              </table:table-cell>
              <table:table-cell office:value-type="float" office:value="0.68486">
                <text:p>0.68486</text:p>
                <draw:g>
                  <svg:desc>accuracy.K2:accuracy.K201</svg:desc>
                </draw:g>
              </table:table-cell>
              <table:table-cell office:value-type="float" office:value="0.7">
                <text:p>0.7</text:p>
                <draw:g>
                  <svg:desc>accuracy.L2:accuracy.L201</svg:desc>
                </draw:g>
              </table:table-cell>
              <table:table-cell office:value-type="float" office:value="0.7">
                <text:p>0.7</text:p>
                <draw:g>
                  <svg:desc>accuracy.M2:accuracy.M201</svg:desc>
                </draw:g>
              </table:table-cell>
              <table:table-cell office:value-type="float" office:value="0.293613">
                <text:p>0.293613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3554">
                <text:p>0.113554</text:p>
              </table:table-cell>
              <table:table-cell office:value-type="float" office:value="0.217421">
                <text:p>0.217421</text:p>
              </table:table-cell>
              <table:table-cell office:value-type="float" office:value="0.242579">
                <text:p>0.242579</text:p>
              </table:table-cell>
              <table:table-cell office:value-type="float" office:value="0.43286">
                <text:p>0.43286</text:p>
              </table:table-cell>
              <table:table-cell office:value-type="float" office:value="0.567868">
                <text:p>0.567868</text:p>
              </table:table-cell>
              <table:table-cell office:value-type="float" office:value="0.660364">
                <text:p>0.660364</text:p>
              </table:table-cell>
              <table:table-cell office:value-type="float" office:value="0.697091">
                <text:p>0.697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03174">
                <text:p>0.5031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714">
                <text:p>0.16714</text:p>
              </table:table-cell>
              <table:table-cell office:value-type="float" office:value="0.335868">
                <text:p>0.335868</text:p>
              </table:table-cell>
              <table:table-cell office:value-type="float" office:value="0.519901">
                <text:p>0.519901</text:p>
              </table:table-cell>
              <table:table-cell office:value-type="float" office:value="0.590248">
                <text:p>0.590248</text:p>
              </table:table-cell>
              <table:table-cell office:value-type="float" office:value="0.651537">
                <text:p>0.651537</text:p>
              </table:table-cell>
              <table:table-cell office:value-type="float" office:value="0.687471">
                <text:p>0.687471</text:p>
              </table:table-cell>
              <table:table-cell office:value-type="float" office:value="0.699405">
                <text:p>0.699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75157">
                <text:p>0.5751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9884">
                <text:p>0.289884</text:p>
              </table:table-cell>
              <table:table-cell office:value-type="float" office:value="0.519471">
                <text:p>0.519471</text:p>
              </table:table-cell>
              <table:table-cell office:value-type="float" office:value="0.613455">
                <text:p>0.613455</text:p>
              </table:table-cell>
              <table:table-cell office:value-type="float" office:value="0.659802">
                <text:p>0.659802</text:p>
              </table:table-cell>
              <table:table-cell office:value-type="float" office:value="0.691471">
                <text:p>0.691471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27372">
                <text:p>0.6273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1388">
                <text:p>0.321388</text:p>
              </table:table-cell>
              <table:table-cell office:value-type="float" office:value="0.549091">
                <text:p>0.549091</text:p>
              </table:table-cell>
              <table:table-cell office:value-type="float" office:value="0.646909">
                <text:p>0.646909</text:p>
              </table:table-cell>
              <table:table-cell office:value-type="float" office:value="0.676992">
                <text:p>0.676992</text:p>
              </table:table-cell>
              <table:table-cell office:value-type="float" office:value="0.694149">
                <text:p>0.694149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33">
                <text:p>0.700033</text:p>
              </table:table-cell>
              <table:table-cell office:value-type="float" office:value="0.700826">
                <text:p>0.700826</text:p>
              </table:table-cell>
              <table:table-cell office:value-type="float" office:value="0.638846">
                <text:p>0.6388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5504">
                <text:p>0.255504</text:p>
              </table:table-cell>
              <table:table-cell office:value-type="float" office:value="0.54681">
                <text:p>0.54681</text:p>
              </table:table-cell>
              <table:table-cell office:value-type="float" office:value="0.651868">
                <text:p>0.651868</text:p>
              </table:table-cell>
              <table:table-cell office:value-type="float" office:value="0.683372">
                <text:p>0.683372</text:p>
              </table:table-cell>
              <table:table-cell office:value-type="float" office:value="0.694744">
                <text:p>0.6947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66">
                <text:p>0.700066</text:p>
              </table:table-cell>
              <table:table-cell office:value-type="float" office:value="0.700826">
                <text:p>0.700826</text:p>
              </table:table-cell>
              <table:table-cell office:value-type="float" office:value="0.633236">
                <text:p>0.6332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28397">
                <text:p>0.328397</text:p>
              </table:table-cell>
              <table:table-cell office:value-type="float" office:value="0.616132">
                <text:p>0.616132</text:p>
              </table:table-cell>
              <table:table-cell office:value-type="float" office:value="0.674149">
                <text:p>0.674149</text:p>
              </table:table-cell>
              <table:table-cell office:value-type="float" office:value="0.691702">
                <text:p>0.691702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9">
                <text:p>0.700099</text:p>
              </table:table-cell>
              <table:table-cell office:value-type="float" office:value="0.700826">
                <text:p>0.700826</text:p>
              </table:table-cell>
              <table:table-cell office:value-type="float" office:value="0.651002">
                <text:p>0.6510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52727">
                <text:p>0.452727</text:p>
              </table:table-cell>
              <table:table-cell office:value-type="float" office:value="0.634017">
                <text:p>0.634017</text:p>
              </table:table-cell>
              <table:table-cell office:value-type="float" office:value="0.681091">
                <text:p>0.681091</text:p>
              </table:table-cell>
              <table:table-cell office:value-type="float" office:value="0.696">
                <text:p>0.6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9">
                <text:p>0.700099</text:p>
              </table:table-cell>
              <table:table-cell office:value-type="float" office:value="0.700826">
                <text:p>0.700826</text:p>
              </table:table-cell>
              <table:table-cell office:value-type="float" office:value="0.666393">
                <text:p>0.6663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57289">
                <text:p>0.457289</text:p>
              </table:table-cell>
              <table:table-cell office:value-type="float" office:value="0.648793">
                <text:p>0.648793</text:p>
              </table:table-cell>
              <table:table-cell office:value-type="float" office:value="0.687769">
                <text:p>0.687769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9">
                <text:p>0.700099</text:p>
              </table:table-cell>
              <table:table-cell office:value-type="float" office:value="0.700826">
                <text:p>0.700826</text:p>
              </table:table-cell>
              <table:table-cell office:value-type="float" office:value="0.669355">
                <text:p>0.6693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49653">
                <text:p>0.449653</text:p>
              </table:table-cell>
              <table:table-cell office:value-type="float" office:value="0.660562">
                <text:p>0.660562</text:p>
              </table:table-cell>
              <table:table-cell office:value-type="float" office:value="0.696066">
                <text:p>0.696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31">
                <text:p>0.7002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70651">
                <text:p>0.6706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8446">
                <text:p>0.418446</text:p>
              </table:table-cell>
              <table:table-cell office:value-type="float" office:value="0.654248">
                <text:p>0.654248</text:p>
              </table:table-cell>
              <table:table-cell office:value-type="float" office:value="0.696959">
                <text:p>0.696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98">
                <text:p>0.700198</text:p>
              </table:table-cell>
              <table:table-cell office:value-type="float" office:value="0.704132">
                <text:p>0.704132</text:p>
              </table:table-cell>
              <table:table-cell office:value-type="float" office:value="0.666985">
                <text:p>0.6669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10579">
                <text:p>0.510579</text:p>
              </table:table-cell>
              <table:table-cell office:value-type="float" office:value="0.66919">
                <text:p>0.66919</text:p>
              </table:table-cell>
              <table:table-cell office:value-type="float" office:value="0.699802">
                <text:p>0.699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98">
                <text:p>0.700198</text:p>
              </table:table-cell>
              <table:table-cell office:value-type="float" office:value="0.704132">
                <text:p>0.704132</text:p>
              </table:table-cell>
              <table:table-cell office:value-type="float" office:value="0.677977">
                <text:p>0.6779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23603">
                <text:p>0.423603</text:p>
              </table:table-cell>
              <table:table-cell office:value-type="float" office:value="0.665752">
                <text:p>0.665752</text:p>
              </table:table-cell>
              <table:table-cell office:value-type="float" office:value="0.69924">
                <text:p>0.699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64">
                <text:p>0.700364</text:p>
              </table:table-cell>
              <table:table-cell office:value-type="float" office:value="0.704132">
                <text:p>0.704132</text:p>
              </table:table-cell>
              <table:table-cell office:value-type="float" office:value="0.668896">
                <text:p>0.668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39669">
                <text:p>0.439669</text:p>
              </table:table-cell>
              <table:table-cell office:value-type="float" office:value="0.668793">
                <text:p>0.668793</text:p>
              </table:table-cell>
              <table:table-cell office:value-type="float" office:value="0.699802">
                <text:p>0.699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97">
                <text:p>0.700397</text:p>
              </table:table-cell>
              <table:table-cell office:value-type="float" office:value="0.704132">
                <text:p>0.704132</text:p>
              </table:table-cell>
              <table:table-cell office:value-type="float" office:value="0.670866">
                <text:p>0.6708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5881">
                <text:p>0.55881</text:p>
              </table:table-cell>
              <table:table-cell office:value-type="float" office:value="0.693421">
                <text:p>0.693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85256">
                <text:p>0.6852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50248">
                <text:p>0.450248</text:p>
              </table:table-cell>
              <table:table-cell office:value-type="float" office:value="0.680562">
                <text:p>0.6805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73114">
                <text:p>0.673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25818">
                <text:p>0.525818</text:p>
              </table:table-cell>
              <table:table-cell office:value-type="float" office:value="0.695537">
                <text:p>0.695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82169">
                <text:p>0.6821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78248">
                <text:p>0.478248</text:p>
              </table:table-cell>
              <table:table-cell office:value-type="float" office:value="0.681421">
                <text:p>0.681421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75964">
                <text:p>0.67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43207">
                <text:p>0.543207</text:p>
              </table:table-cell>
              <table:table-cell office:value-type="float" office:value="0.691273">
                <text:p>0.691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4132">
                <text:p>0.704132</text:p>
              </table:table-cell>
              <table:table-cell office:value-type="float" office:value="0.683498">
                <text:p>0.68349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83207">
                <text:p>0.483207</text:p>
              </table:table-cell>
              <table:table-cell office:value-type="float" office:value="0.687339">
                <text:p>0.687339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77064">
                <text:p>0.6770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36893">
                <text:p>0.536893</text:p>
              </table:table-cell>
              <table:table-cell office:value-type="float" office:value="0.694942">
                <text:p>0.6949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4132">
                <text:p>0.704132</text:p>
              </table:table-cell>
              <table:table-cell office:value-type="float" office:value="0.683233">
                <text:p>0.6832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26314">
                <text:p>0.526314</text:p>
              </table:table-cell>
              <table:table-cell office:value-type="float" office:value="0.693322">
                <text:p>0.6933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62">
                <text:p>0.700562</text:p>
              </table:table-cell>
              <table:table-cell office:value-type="float" office:value="0.704132">
                <text:p>0.704132</text:p>
              </table:table-cell>
              <table:table-cell office:value-type="float" office:value="0.68202">
                <text:p>0.682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78149">
                <text:p>0.578149</text:p>
              </table:table-cell>
              <table:table-cell office:value-type="float" office:value="0.698479">
                <text:p>0.6984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97">
                <text:p>0.700397</text:p>
              </table:table-cell>
              <table:table-cell office:value-type="float" office:value="0.704132">
                <text:p>0.704132</text:p>
              </table:table-cell>
              <table:table-cell office:value-type="float" office:value="0.687702">
                <text:p>0.6877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3676">
                <text:p>0.53676</text:p>
              </table:table-cell>
              <table:table-cell office:value-type="float" office:value="0.681421">
                <text:p>0.681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81851">
                <text:p>0.68185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96099">
                <text:p>0.596099</text:p>
              </table:table-cell>
              <table:table-cell office:value-type="float" office:value="0.692727">
                <text:p>0.69272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88916">
                <text:p>0.6889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84033">
                <text:p>0.584033</text:p>
              </table:table-cell>
              <table:table-cell office:value-type="float" office:value="0.686843">
                <text:p>0.686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87121">
                <text:p>0.687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8281">
                <text:p>0.58281</text:p>
              </table:table-cell>
              <table:table-cell office:value-type="float" office:value="0.687405">
                <text:p>0.687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4132">
                <text:p>0.704132</text:p>
              </table:table-cell>
              <table:table-cell office:value-type="float" office:value="0.687071">
                <text:p>0.6870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8661">
                <text:p>0.608661</text:p>
              </table:table-cell>
              <table:table-cell office:value-type="float" office:value="0.695835">
                <text:p>0.695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04132">
                <text:p>0.704132</text:p>
              </table:table-cell>
              <table:table-cell office:value-type="float" office:value="0.690516">
                <text:p>0.6905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35736">
                <text:p>0.635736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95">
                <text:p>0.700595</text:p>
              </table:table-cell>
              <table:table-cell office:value-type="float" office:value="0.704132">
                <text:p>0.704132</text:p>
              </table:table-cell>
              <table:table-cell office:value-type="float" office:value="0.693593">
                <text:p>0.6935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27702">
                <text:p>0.627702</text:p>
              </table:table-cell>
              <table:table-cell office:value-type="float" office:value="0.69881">
                <text:p>0.698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04132">
                <text:p>0.704132</text:p>
              </table:table-cell>
              <table:table-cell office:value-type="float" office:value="0.692717">
                <text:p>0.6927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68562">
                <text:p>0.668562</text:p>
              </table:table-cell>
              <table:table-cell office:value-type="float" office:value="0.699967">
                <text:p>0.699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27">
                <text:p>0.700727</text:p>
              </table:table-cell>
              <table:table-cell office:value-type="float" office:value="0.704132">
                <text:p>0.704132</text:p>
              </table:table-cell>
              <table:table-cell office:value-type="float" office:value="0.696926">
                <text:p>0.69692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78876">
                <text:p>0.578876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04132">
                <text:p>0.704132</text:p>
              </table:table-cell>
              <table:table-cell office:value-type="float" office:value="0.687917">
                <text:p>0.68791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28165">
                <text:p>0.6281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6">
                <text:p>0.70076</text:p>
              </table:table-cell>
              <table:table-cell office:value-type="float" office:value="0.704132">
                <text:p>0.704132</text:p>
              </table:table-cell>
              <table:table-cell office:value-type="float" office:value="0.692893">
                <text:p>0.69289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3038">
                <text:p>0.630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4132">
                <text:p>0.704132</text:p>
              </table:table-cell>
              <table:table-cell office:value-type="float" office:value="0.693088">
                <text:p>0.6930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50446">
                <text:p>0.6504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8">
                <text:p>0.700628</text:p>
              </table:table-cell>
              <table:table-cell office:value-type="float" office:value="0.704132">
                <text:p>0.704132</text:p>
              </table:table-cell>
              <table:table-cell office:value-type="float" office:value="0.695107">
                <text:p>0.6951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67769">
                <text:p>0.667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8">
                <text:p>0.700628</text:p>
              </table:table-cell>
              <table:table-cell office:value-type="float" office:value="0.704132">
                <text:p>0.704132</text:p>
              </table:table-cell>
              <table:table-cell office:value-type="float" office:value="0.69684">
                <text:p>0.696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62083">
                <text:p>0.6620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4132">
                <text:p>0.704132</text:p>
              </table:table-cell>
              <table:table-cell office:value-type="float" office:value="0.696258">
                <text:p>0.69625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56364">
                <text:p>0.656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4132">
                <text:p>0.704132</text:p>
              </table:table-cell>
              <table:table-cell office:value-type="float" office:value="0.695686">
                <text:p>0.6956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47471">
                <text:p>0.647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63">
                <text:p>0.700463</text:p>
              </table:table-cell>
              <table:table-cell office:value-type="float" office:value="0.704132">
                <text:p>0.704132</text:p>
              </table:table-cell>
              <table:table-cell office:value-type="float" office:value="0.694793">
                <text:p>0.69479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73091">
                <text:p>0.673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63">
                <text:p>0.700463</text:p>
              </table:table-cell>
              <table:table-cell office:value-type="float" office:value="0.704132">
                <text:p>0.704132</text:p>
              </table:table-cell>
              <table:table-cell office:value-type="float" office:value="0.697355">
                <text:p>0.6973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62314">
                <text:p>0.662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63">
                <text:p>0.700463</text:p>
              </table:table-cell>
              <table:table-cell office:value-type="float" office:value="0.704132">
                <text:p>0.704132</text:p>
              </table:table-cell>
              <table:table-cell office:value-type="float" office:value="0.696278">
                <text:p>0.6962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66116">
                <text:p>0.666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96645">
                <text:p>0.6966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71107">
                <text:p>0.671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8">
                <text:p>0.700628</text:p>
              </table:table-cell>
              <table:table-cell office:value-type="float" office:value="0.704132">
                <text:p>0.704132</text:p>
              </table:table-cell>
              <table:table-cell office:value-type="float" office:value="0.697174">
                <text:p>0.69717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89521">
                <text:p>0.689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98985">
                <text:p>0.6989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78116">
                <text:p>0.678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64">
                <text:p>0.700364</text:p>
              </table:table-cell>
              <table:table-cell office:value-type="float" office:value="0.704132">
                <text:p>0.704132</text:p>
              </table:table-cell>
              <table:table-cell office:value-type="float" office:value="0.697848">
                <text:p>0.6978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89884">
                <text:p>0.689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99021">
                <text:p>0.6990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90612">
                <text:p>0.6906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99094">
                <text:p>0.6990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88397">
                <text:p>0.6883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98873">
                <text:p>0.69887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53521">
                <text:p>0.653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95385">
                <text:p>0.6953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11769">
                <text:p>0.611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4132">
                <text:p>0.704132</text:p>
              </table:table-cell>
              <table:table-cell office:value-type="float" office:value="0.69121">
                <text:p>0.691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97521">
                <text:p>0.697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95">
                <text:p>0.700595</text:p>
              </table:table-cell>
              <table:table-cell office:value-type="float" office:value="0.704132">
                <text:p>0.704132</text:p>
              </table:table-cell>
              <table:table-cell office:value-type="float" office:value="0.699812">
                <text:p>0.6998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77752">
                <text:p>0.677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4132">
                <text:p>0.704132</text:p>
              </table:table-cell>
              <table:table-cell office:value-type="float" office:value="0.697825">
                <text:p>0.6978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8119">
                <text:p>0.681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95">
                <text:p>0.700595</text:p>
              </table:table-cell>
              <table:table-cell office:value-type="float" office:value="0.706612">
                <text:p>0.706612</text:p>
              </table:table-cell>
              <table:table-cell office:value-type="float" office:value="0.698179">
                <text:p>0.6981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77455">
                <text:p>0.6774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3">
                <text:p>0.70043</text:p>
              </table:table-cell>
              <table:table-cell office:value-type="float" office:value="0.706612">
                <text:p>0.706612</text:p>
              </table:table-cell>
              <table:table-cell office:value-type="float" office:value="0.697788">
                <text:p>0.69778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95107">
                <text:p>0.695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6612">
                <text:p>0.706612</text:p>
              </table:table-cell>
              <table:table-cell office:value-type="float" office:value="0.69956">
                <text:p>0.699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41587">
                <text:p>0.641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6612">
                <text:p>0.706612</text:p>
              </table:table-cell>
              <table:table-cell office:value-type="float" office:value="0.694208">
                <text:p>0.69420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13653">
                <text:p>0.6136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06612">
                <text:p>0.706612</text:p>
              </table:table-cell>
              <table:table-cell office:value-type="float" office:value="0.691448">
                <text:p>0.6914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55702">
                <text:p>0.655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06612">
                <text:p>0.706612</text:p>
              </table:table-cell>
              <table:table-cell office:value-type="float" office:value="0.695663">
                <text:p>0.69566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6757">
                <text:p>0.667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89">
                <text:p>0.701289</text:p>
              </table:table-cell>
              <table:table-cell office:value-type="float" office:value="0.706612">
                <text:p>0.706612</text:p>
              </table:table-cell>
              <table:table-cell office:value-type="float" office:value="0.696886">
                <text:p>0.6968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69322">
                <text:p>0.6693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06612">
                <text:p>0.706612</text:p>
              </table:table-cell>
              <table:table-cell office:value-type="float" office:value="0.697147">
                <text:p>0.6971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29488">
                <text:p>0.6294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52">
                <text:p>0.701752</text:p>
              </table:table-cell>
              <table:table-cell office:value-type="float" office:value="0.707438">
                <text:p>0.707438</text:p>
              </table:table-cell>
              <table:table-cell office:value-type="float" office:value="0.693124">
                <text:p>0.69312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16496">
                <text:p>0.6164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07438">
                <text:p>0.707438</text:p>
              </table:table-cell>
              <table:table-cell office:value-type="float" office:value="0.691749">
                <text:p>0.6917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92298">
                <text:p>0.5922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56">
                <text:p>0.701256</text:p>
              </table:table-cell>
              <table:table-cell office:value-type="float" office:value="0.707438">
                <text:p>0.707438</text:p>
              </table:table-cell>
              <table:table-cell office:value-type="float" office:value="0.689355">
                <text:p>0.6893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45157">
                <text:p>0.6451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6">
                <text:p>0.70086</text:p>
              </table:table-cell>
              <table:table-cell office:value-type="float" office:value="0.707438">
                <text:p>0.707438</text:p>
              </table:table-cell>
              <table:table-cell office:value-type="float" office:value="0.694602">
                <text:p>0.6946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39273">
                <text:p>0.639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93">
                <text:p>0.700893</text:p>
              </table:table-cell>
              <table:table-cell office:value-type="float" office:value="0.707438">
                <text:p>0.707438</text:p>
              </table:table-cell>
              <table:table-cell office:value-type="float" office:value="0.694017">
                <text:p>0.69401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75702">
                <text:p>0.575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93">
                <text:p>0.700793</text:p>
              </table:table-cell>
              <table:table-cell office:value-type="float" office:value="0.707438">
                <text:p>0.707438</text:p>
              </table:table-cell>
              <table:table-cell office:value-type="float" office:value="0.68765">
                <text:p>0.687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6995">
                <text:p>0.569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25">
                <text:p>0.701025</text:p>
              </table:table-cell>
              <table:table-cell office:value-type="float" office:value="0.707438">
                <text:p>0.707438</text:p>
              </table:table-cell>
              <table:table-cell office:value-type="float" office:value="0.687098">
                <text:p>0.68709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69818">
                <text:p>0.5698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9">
                <text:p>0.700959</text:p>
              </table:table-cell>
              <table:table-cell office:value-type="float" office:value="0.707438">
                <text:p>0.707438</text:p>
              </table:table-cell>
              <table:table-cell office:value-type="float" office:value="0.687078">
                <text:p>0.68707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70314">
                <text:p>0.570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9">
                <text:p>0.700959</text:p>
              </table:table-cell>
              <table:table-cell office:value-type="float" office:value="0.707438">
                <text:p>0.707438</text:p>
              </table:table-cell>
              <table:table-cell office:value-type="float" office:value="0.687127">
                <text:p>0.68712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93719">
                <text:p>0.693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07438">
                <text:p>0.707438</text:p>
              </table:table-cell>
              <table:table-cell office:value-type="float" office:value="0.699464">
                <text:p>0.6994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62116">
                <text:p>0.662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93">
                <text:p>0.700893</text:p>
              </table:table-cell>
              <table:table-cell office:value-type="float" office:value="0.707438">
                <text:p>0.707438</text:p>
              </table:table-cell>
              <table:table-cell office:value-type="float" office:value="0.696301">
                <text:p>0.69630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52595">
                <text:p>0.6525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95">
                <text:p>0.700595</text:p>
              </table:table-cell>
              <table:table-cell office:value-type="float" office:value="0.707438">
                <text:p>0.707438</text:p>
              </table:table-cell>
              <table:table-cell office:value-type="float" office:value="0.695319">
                <text:p>0.69531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96463">
                <text:p>0.6964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6">
                <text:p>0.70086</text:p>
              </table:table-cell>
              <table:table-cell office:value-type="float" office:value="0.707438">
                <text:p>0.707438</text:p>
              </table:table-cell>
              <table:table-cell office:value-type="float" office:value="0.699732">
                <text:p>0.6997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96264">
                <text:p>0.696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6">
                <text:p>0.70086</text:p>
              </table:table-cell>
              <table:table-cell office:value-type="float" office:value="0.707438">
                <text:p>0.707438</text:p>
              </table:table-cell>
              <table:table-cell office:value-type="float" office:value="0.699712">
                <text:p>0.6997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88066">
                <text:p>0.688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25">
                <text:p>0.701025</text:p>
              </table:table-cell>
              <table:table-cell office:value-type="float" office:value="0.707438">
                <text:p>0.707438</text:p>
              </table:table-cell>
              <table:table-cell office:value-type="float" office:value="0.698909">
                <text:p>0.69890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9">
                <text:p>0.700959</text:p>
              </table:table-cell>
              <table:table-cell office:value-type="float" office:value="0.707438">
                <text:p>0.707438</text:p>
              </table:table-cell>
              <table:table-cell office:value-type="float" office:value="0.700079">
                <text:p>0.70007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98248">
                <text:p>0.6982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58">
                <text:p>0.701058</text:p>
              </table:table-cell>
              <table:table-cell office:value-type="float" office:value="0.707438">
                <text:p>0.707438</text:p>
              </table:table-cell>
              <table:table-cell office:value-type="float" office:value="0.699931">
                <text:p>0.69993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90182">
                <text:p>0.690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25">
                <text:p>0.701025</text:p>
              </table:table-cell>
              <table:table-cell office:value-type="float" office:value="0.707438">
                <text:p>0.707438</text:p>
              </table:table-cell>
              <table:table-cell office:value-type="float" office:value="0.699121">
                <text:p>0.6991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70017">
                <text:p>0.670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93">
                <text:p>0.700893</text:p>
              </table:table-cell>
              <table:table-cell office:value-type="float" office:value="0.707438">
                <text:p>0.707438</text:p>
              </table:table-cell>
              <table:table-cell office:value-type="float" office:value="0.697091">
                <text:p>0.69709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3">
                <text:p>0.701223</text:p>
              </table:table-cell>
              <table:table-cell office:value-type="float" office:value="0.71157">
                <text:p>0.71157</text:p>
              </table:table-cell>
              <table:table-cell office:value-type="float" office:value="0.700069">
                <text:p>0.7000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89752">
                <text:p>0.689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25">
                <text:p>0.701025</text:p>
              </table:table-cell>
              <table:table-cell office:value-type="float" office:value="0.71157">
                <text:p>0.71157</text:p>
              </table:table-cell>
              <table:table-cell office:value-type="float" office:value="0.699078">
                <text:p>0.69907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85421">
                <text:p>0.685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25">
                <text:p>0.701025</text:p>
              </table:table-cell>
              <table:table-cell office:value-type="float" office:value="0.71157">
                <text:p>0.71157</text:p>
              </table:table-cell>
              <table:table-cell office:value-type="float" office:value="0.698645">
                <text:p>0.69864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70248">
                <text:p>0.6702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9">
                <text:p>0.700959</text:p>
              </table:table-cell>
              <table:table-cell office:value-type="float" office:value="0.71157">
                <text:p>0.71157</text:p>
              </table:table-cell>
              <table:table-cell office:value-type="float" office:value="0.697121">
                <text:p>0.69712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92496">
                <text:p>0.6924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9">
                <text:p>0.700959</text:p>
              </table:table-cell>
              <table:table-cell office:value-type="float" office:value="0.71157">
                <text:p>0.71157</text:p>
              </table:table-cell>
              <table:table-cell office:value-type="float" office:value="0.699345">
                <text:p>0.69934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9243">
                <text:p>0.692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9336">
                <text:p>0.6993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93091">
                <text:p>0.693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56">
                <text:p>0.701256</text:p>
              </table:table-cell>
              <table:table-cell office:value-type="float" office:value="0.71157">
                <text:p>0.71157</text:p>
              </table:table-cell>
              <table:table-cell office:value-type="float" office:value="0.699435">
                <text:p>0.69943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92033">
                <text:p>0.6920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9296">
                <text:p>0.69929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5319">
                <text:p>0.653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5412">
                <text:p>0.69541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90942">
                <text:p>0.6909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9187">
                <text:p>0.69918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96066">
                <text:p>0.696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9699">
                <text:p>0.6996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6264">
                <text:p>0.676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7719">
                <text:p>0.6977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700093">
                <text:p>0.70009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700093">
                <text:p>0.70009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700093">
                <text:p>0.70009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8086">
                <text:p>0.680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8179">
                <text:p>0.69817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70876">
                <text:p>0.670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718">
                <text:p>0.6971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700093">
                <text:p>0.70009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1157">
                <text:p>0.71157</text:p>
              </table:table-cell>
              <table:table-cell office:value-type="float" office:value="0.700116">
                <text:p>0.70011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1157">
                <text:p>0.71157</text:p>
              </table:table-cell>
              <table:table-cell office:value-type="float" office:value="0.700116">
                <text:p>0.7001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73521">
                <text:p>0.673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7445">
                <text:p>0.6974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700093">
                <text:p>0.70009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76099">
                <text:p>0.6760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7702">
                <text:p>0.69770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98909">
                <text:p>0.698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9983">
                <text:p>0.69998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97785">
                <text:p>0.6977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9871">
                <text:p>0.69987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94215">
                <text:p>0.694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91">
                <text:p>0.701091</text:p>
              </table:table-cell>
              <table:table-cell office:value-type="float" office:value="0.71157">
                <text:p>0.71157</text:p>
              </table:table-cell>
              <table:table-cell office:value-type="float" office:value="0.699531">
                <text:p>0.69953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86843">
                <text:p>0.686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8777">
                <text:p>0.69877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96926">
                <text:p>0.6969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9">
                <text:p>0.700959</text:p>
              </table:table-cell>
              <table:table-cell office:value-type="float" office:value="0.71157">
                <text:p>0.71157</text:p>
              </table:table-cell>
              <table:table-cell office:value-type="float" office:value="0.699788">
                <text:p>0.6997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94512">
                <text:p>0.6945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91">
                <text:p>0.701091</text:p>
              </table:table-cell>
              <table:table-cell office:value-type="float" office:value="0.71157">
                <text:p>0.71157</text:p>
              </table:table-cell>
              <table:table-cell office:value-type="float" office:value="0.69956">
                <text:p>0.6995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80893">
                <text:p>0.6808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88">
                <text:p>0.701388</text:p>
              </table:table-cell>
              <table:table-cell office:value-type="float" office:value="0.71157">
                <text:p>0.71157</text:p>
              </table:table-cell>
              <table:table-cell office:value-type="float" office:value="0.698228">
                <text:p>0.69822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77752">
                <text:p>0.677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7868">
                <text:p>0.6978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86314">
                <text:p>0.686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1157">
                <text:p>0.71157</text:p>
              </table:table-cell>
              <table:table-cell office:value-type="float" office:value="0.698747">
                <text:p>0.69874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89686">
                <text:p>0.689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9061">
                <text:p>0.69906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71702">
                <text:p>0.671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697263">
                <text:p>0.69726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80364">
                <text:p>0.680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52">
                <text:p>0.701752</text:p>
              </table:table-cell>
              <table:table-cell office:value-type="float" office:value="0.71157">
                <text:p>0.71157</text:p>
              </table:table-cell>
              <table:table-cell office:value-type="float" office:value="0.698212">
                <text:p>0.69821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80893">
                <text:p>0.6808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83">
                <text:p>0.702083</text:p>
              </table:table-cell>
              <table:table-cell office:value-type="float" office:value="0.71157">
                <text:p>0.71157</text:p>
              </table:table-cell>
              <table:table-cell office:value-type="float" office:value="0.698298">
                <text:p>0.69829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96165">
                <text:p>0.6961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55">
                <text:p>0.701355</text:p>
              </table:table-cell>
              <table:table-cell office:value-type="float" office:value="0.71157">
                <text:p>0.71157</text:p>
              </table:table-cell>
              <table:table-cell office:value-type="float" office:value="0.699752">
                <text:p>0.69975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98975">
                <text:p>0.698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24">
                <text:p>0.701124</text:p>
              </table:table-cell>
              <table:table-cell office:value-type="float" office:value="0.71157">
                <text:p>0.71157</text:p>
              </table:table-cell>
              <table:table-cell office:value-type="float" office:value="0.70001">
                <text:p>0.700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24">
                <text:p>0.701124</text:p>
              </table:table-cell>
              <table:table-cell office:value-type="float" office:value="0.71157">
                <text:p>0.71157</text:p>
              </table:table-cell>
              <table:table-cell office:value-type="float" office:value="0.70006">
                <text:p>0.7000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96198">
                <text:p>0.696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3">
                <text:p>0.701223</text:p>
              </table:table-cell>
              <table:table-cell office:value-type="float" office:value="0.71157">
                <text:p>0.71157</text:p>
              </table:table-cell>
              <table:table-cell office:value-type="float" office:value="0.699742">
                <text:p>0.69974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98744">
                <text:p>0.6987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24">
                <text:p>0.701124</text:p>
              </table:table-cell>
              <table:table-cell office:value-type="float" office:value="0.71157">
                <text:p>0.71157</text:p>
              </table:table-cell>
              <table:table-cell office:value-type="float" office:value="0.699987">
                <text:p>0.6999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838">
                <text:p>0.698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91">
                <text:p>0.701091</text:p>
              </table:table-cell>
              <table:table-cell office:value-type="float" office:value="0.71157">
                <text:p>0.71157</text:p>
              </table:table-cell>
              <table:table-cell office:value-type="float" office:value="0.699947">
                <text:p>0.69994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1157">
                <text:p>0.71157</text:p>
              </table:table-cell>
              <table:table-cell office:value-type="float" office:value="0.700093">
                <text:p>0.70009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2">
                <text:p>0.70162</text:p>
              </table:table-cell>
              <table:table-cell office:value-type="float" office:value="0.71157">
                <text:p>0.71157</text:p>
              </table:table-cell>
              <table:table-cell office:value-type="float" office:value="0.700129">
                <text:p>0.70012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94876">
                <text:p>0.694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4">
                <text:p>0.701884</text:p>
              </table:table-cell>
              <table:table-cell office:value-type="float" office:value="0.71157">
                <text:p>0.71157</text:p>
              </table:table-cell>
              <table:table-cell office:value-type="float" office:value="0.699676">
                <text:p>0.69967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95835">
                <text:p>0.695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85">
                <text:p>0.701785</text:p>
              </table:table-cell>
              <table:table-cell office:value-type="float" office:value="0.71157">
                <text:p>0.71157</text:p>
              </table:table-cell>
              <table:table-cell office:value-type="float" office:value="0.699762">
                <text:p>0.6997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95835">
                <text:p>0.695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13223">
                <text:p>0.713223</text:p>
              </table:table-cell>
              <table:table-cell office:value-type="float" office:value="0.699782">
                <text:p>0.69978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80397">
                <text:p>0.6803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192">
                <text:p>0.69819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86909">
                <text:p>0.686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843">
                <text:p>0.6988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85157">
                <text:p>0.6851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668">
                <text:p>0.69866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84661">
                <text:p>0.6846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618">
                <text:p>0.6986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59041">
                <text:p>0.659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3223">
                <text:p>0.713223</text:p>
              </table:table-cell>
              <table:table-cell office:value-type="float" office:value="0.696003">
                <text:p>0.69600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64331">
                <text:p>0.6643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3223">
                <text:p>0.713223</text:p>
              </table:table-cell>
              <table:table-cell office:value-type="float" office:value="0.696532">
                <text:p>0.69653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85124">
                <text:p>0.685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612">
                <text:p>0.69861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84264">
                <text:p>0.684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58">
                <text:p>0.701058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532">
                <text:p>0.69853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96397">
                <text:p>0.6963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87">
                <text:p>0.701587</text:p>
              </table:table-cell>
              <table:table-cell office:value-type="float" office:value="0.713223">
                <text:p>0.713223</text:p>
              </table:table-cell>
              <table:table-cell office:value-type="float" office:value="0.699798">
                <text:p>0.69979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73421">
                <text:p>0.673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58">
                <text:p>0.701058</text:p>
              </table:table-cell>
              <table:table-cell office:value-type="float" office:value="0.713223">
                <text:p>0.713223</text:p>
              </table:table-cell>
              <table:table-cell office:value-type="float" office:value="0.697448">
                <text:p>0.69744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81091">
                <text:p>0.681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58">
                <text:p>0.701058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215">
                <text:p>0.69821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74083">
                <text:p>0.6740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58">
                <text:p>0.701058</text:p>
              </table:table-cell>
              <table:table-cell office:value-type="float" office:value="0.713223">
                <text:p>0.713223</text:p>
              </table:table-cell>
              <table:table-cell office:value-type="float" office:value="0.697514">
                <text:p>0.69751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87273">
                <text:p>0.687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55">
                <text:p>0.701455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873">
                <text:p>0.69887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87868">
                <text:p>0.687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87">
                <text:p>0.701587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945">
                <text:p>0.69894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97587">
                <text:p>0.697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87">
                <text:p>0.701587</text:p>
              </table:table-cell>
              <table:table-cell office:value-type="float" office:value="0.713223">
                <text:p>0.713223</text:p>
              </table:table-cell>
              <table:table-cell office:value-type="float" office:value="0.699917">
                <text:p>0.69991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67967">
                <text:p>0.667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3">
                <text:p>0.701223</text:p>
              </table:table-cell>
              <table:table-cell office:value-type="float" office:value="0.713223">
                <text:p>0.713223</text:p>
              </table:table-cell>
              <table:table-cell office:value-type="float" office:value="0.696919">
                <text:p>0.69691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8043">
                <text:p>0.680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58">
                <text:p>0.701058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149">
                <text:p>0.69814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97917">
                <text:p>0.697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58">
                <text:p>0.701058</text:p>
              </table:table-cell>
              <table:table-cell office:value-type="float" office:value="0.713223">
                <text:p>0.713223</text:p>
              </table:table-cell>
              <table:table-cell office:value-type="float" office:value="0.699898">
                <text:p>0.6998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98975">
                <text:p>0.698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58">
                <text:p>0.701058</text:p>
              </table:table-cell>
              <table:table-cell office:value-type="float" office:value="0.713223">
                <text:p>0.713223</text:p>
              </table:table-cell>
              <table:table-cell office:value-type="float" office:value="0.700003">
                <text:p>0.70000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8843">
                <text:p>0.6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55">
                <text:p>0.701355</text:p>
              </table:table-cell>
              <table:table-cell office:value-type="float" office:value="0.713223">
                <text:p>0.713223</text:p>
              </table:table-cell>
              <table:table-cell office:value-type="float" office:value="0.698979">
                <text:p>0.69897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98446">
                <text:p>0.6984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3">
                <text:p>0.701223</text:p>
              </table:table-cell>
              <table:table-cell office:value-type="float" office:value="0.713223">
                <text:p>0.713223</text:p>
              </table:table-cell>
              <table:table-cell office:value-type="float" office:value="0.699967">
                <text:p>0.69996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98579">
                <text:p>0.6985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3">
                <text:p>0.701223</text:p>
              </table:table-cell>
              <table:table-cell office:value-type="float" office:value="0.713223">
                <text:p>0.713223</text:p>
              </table:table-cell>
              <table:table-cell office:value-type="float" office:value="0.69998">
                <text:p>0.6999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99074">
                <text:p>0.6990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3">
                <text:p>0.701223</text:p>
              </table:table-cell>
              <table:table-cell office:value-type="float" office:value="0.713223">
                <text:p>0.713223</text:p>
              </table:table-cell>
              <table:table-cell office:value-type="float" office:value="0.70003">
                <text:p>0.7000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99405">
                <text:p>0.699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87">
                <text:p>0.701587</text:p>
              </table:table-cell>
              <table:table-cell office:value-type="float" office:value="0.713223">
                <text:p>0.713223</text:p>
              </table:table-cell>
              <table:table-cell office:value-type="float" office:value="0.700099">
                <text:p>0.7000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99041">
                <text:p>0.699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9">
                <text:p>0.70119</text:p>
              </table:table-cell>
              <table:table-cell office:value-type="float" office:value="0.713223">
                <text:p>0.713223</text:p>
              </table:table-cell>
              <table:table-cell office:value-type="float" office:value="0.700023">
                <text:p>0.70002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97124">
                <text:p>0.697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9">
                <text:p>0.70119</text:p>
              </table:table-cell>
              <table:table-cell office:value-type="float" office:value="0.713223">
                <text:p>0.713223</text:p>
              </table:table-cell>
              <table:table-cell office:value-type="float" office:value="0.699831">
                <text:p>0.69983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95636">
                <text:p>0.695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58">
                <text:p>0.701058</text:p>
              </table:table-cell>
              <table:table-cell office:value-type="float" office:value="0.713223">
                <text:p>0.713223</text:p>
              </table:table-cell>
              <table:table-cell office:value-type="float" office:value="0.699669">
                <text:p>0.6996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97124">
                <text:p>0.697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79">
                <text:p>0.702579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97">
                <text:p>0.6999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5">
                <text:p>0.70205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205">
                <text:p>0.70020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89">
                <text:p>0.701289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29">
                <text:p>0.70012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97851">
                <text:p>0.697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937">
                <text:p>0.69993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62">
                <text:p>0.704562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446">
                <text:p>0.70044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96793">
                <text:p>0.696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81">
                <text:p>0.70228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907">
                <text:p>0.69990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71603">
                <text:p>0.671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7">
                <text:p>0.701917</text:p>
              </table:table-cell>
              <table:table-cell office:value-type="float" office:value="0.719008">
                <text:p>0.719008</text:p>
              </table:table-cell>
              <table:table-cell office:value-type="float" office:value="0.697352">
                <text:p>0.6973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95372">
                <text:p>0.695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86">
                <text:p>0.701686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706">
                <text:p>0.69970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98479">
                <text:p>0.6984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52">
                <text:p>0.70015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52">
                <text:p>0.70015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95636">
                <text:p>0.695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716">
                <text:p>0.69971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96099">
                <text:p>0.6960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762">
                <text:p>0.6997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97091">
                <text:p>0.697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861">
                <text:p>0.69986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86">
                <text:p>0.701686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69">
                <text:p>0.70016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52">
                <text:p>0.70015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95041">
                <text:p>0.695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656">
                <text:p>0.6996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95306">
                <text:p>0.695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683">
                <text:p>0.69968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52">
                <text:p>0.70015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51">
                <text:p>0.70185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85">
                <text:p>0.70018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52">
                <text:p>0.70015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74017">
                <text:p>0.674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7554">
                <text:p>0.69755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7762">
                <text:p>0.677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45">
                <text:p>0.702545</text:p>
              </table:table-cell>
              <table:table-cell office:value-type="float" office:value="0.719008">
                <text:p>0.719008</text:p>
              </table:table-cell>
              <table:table-cell office:value-type="float" office:value="0.698017">
                <text:p>0.69801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81">
                <text:p>0.70228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228">
                <text:p>0.70022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81">
                <text:p>0.70228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228">
                <text:p>0.7002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78">
                <text:p>0.702678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268">
                <text:p>0.70026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99041">
                <text:p>0.699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056">
                <text:p>0.7000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98975">
                <text:p>0.698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05">
                <text:p>0.7000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45">
                <text:p>0.70014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52">
                <text:p>0.70015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99041">
                <text:p>0.699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7">
                <text:p>0.701917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096">
                <text:p>0.70009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99041">
                <text:p>0.699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056">
                <text:p>0.70005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97686">
                <text:p>0.697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921">
                <text:p>0.69992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71372">
                <text:p>0.671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7289">
                <text:p>0.69728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95835">
                <text:p>0.695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736">
                <text:p>0.69973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95306">
                <text:p>0.695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683">
                <text:p>0.69968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12">
                <text:p>0.7001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85653">
                <text:p>0.6856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7">
                <text:p>0.701917</text:p>
              </table:table-cell>
              <table:table-cell office:value-type="float" office:value="0.719008">
                <text:p>0.719008</text:p>
              </table:table-cell>
              <table:table-cell office:value-type="float" office:value="0.698757">
                <text:p>0.69875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66248">
                <text:p>0.6662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7">
                <text:p>0.701917</text:p>
              </table:table-cell>
              <table:table-cell office:value-type="float" office:value="0.719008">
                <text:p>0.719008</text:p>
              </table:table-cell>
              <table:table-cell office:value-type="float" office:value="0.696817">
                <text:p>0.69681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52">
                <text:p>0.70015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97157">
                <text:p>0.6971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868">
                <text:p>0.69986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97157">
                <text:p>0.6971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699868">
                <text:p>0.69986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1">
                <text:p>0.70152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52">
                <text:p>0.70015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98711">
                <text:p>0.698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81">
                <text:p>0.70228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099">
                <text:p>0.7000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81">
                <text:p>0.702281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228">
                <text:p>0.70022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7">
                <text:p>0.701917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92">
                <text:p>0.70019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7">
                <text:p>0.701917</text:p>
              </table:table-cell>
              <table:table-cell office:value-type="float" office:value="0.719008">
                <text:p>0.719008</text:p>
              </table:table-cell>
              <table:table-cell office:value-type="float" office:value="0.700192">
                <text:p>0.700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